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ource Code Pro Black" svg:font-family="'Source Code Pro Black'" style:font-pitch="fixed"/>
    <style:font-face style:name="Copperplate" svg:font-family="Copperplate" style:font-pitch="variable"/>
    <style:font-face style:name="Liberation Sans1" svg:font-family="'Liberation Sans'" style:font-pitch="variable"/>
    <style:font-face style:name="Source Code Pro Black1" svg:font-family="'Source Code Pro Black'"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159cm" svg:stroke-color="#000000" draw:marker-start-width="0.438cm" draw:marker-end-width="0.438cm" draw:fill="none" draw:fill-color="#000000" draw:textarea-vertical-align="middle" fo:padding-top="0.204cm" fo:padding-bottom="0.204cm" fo:padding-left="0.329cm" fo:padding-right="0.329cm"/>
    </style:style>
    <style:style style:name="gr2" style:family="graphic" style:parent-style-name="standard">
      <style:graphic-properties draw:stroke="solid" svg:stroke-width="0.159cm" svg:stroke-color="#000000" draw:marker-start-width="0.438cm" draw:marker-end-width="0.438cm" draw:fill-color="#ffffff" draw:textarea-horizontal-align="justify" draw:textarea-vertical-align="middle" draw:auto-grow-height="false" fo:min-height="0.508cm" fo:min-width="0.258cm" fo:padding-top="0.204cm" fo:padding-bottom="0.204cm" fo:padding-left="0.329cm" fo:padding-right="0.329cm"/>
    </style:style>
    <style:style style:name="gr3" style:family="graphic" style:parent-style-name="standard">
      <style:graphic-properties draw:stroke="solid" svg:stroke-width="0.159cm" svg:stroke-color="#000000" draw:marker-start-width="0.438cm" draw:marker-end-width="0.438cm" draw:fill-color="#ffffff" draw:textarea-horizontal-align="justify" draw:textarea-vertical-align="middle" draw:auto-grow-height="false" fo:min-height="1.396cm" fo:min-width="1.146cm" fo:padding-top="0.204cm" fo:padding-bottom="0.204cm" fo:padding-left="0.329cm" fo:padding-right="0.329cm"/>
    </style:style>
    <style:style style:name="gr4" style:family="graphic" style:parent-style-name="standard">
      <style:graphic-properties draw:stroke="solid" svg:stroke-width="0.159cm" svg:stroke-color="#000000" draw:marker-start-width="0.438cm" draw:marker-end-width="0.438cm" draw:fill-color="#ffffff" draw:textarea-horizontal-align="justify" draw:textarea-vertical-align="middle" draw:auto-grow-height="false" fo:min-height="0.209cm" fo:min-width="0cm" fo:padding-top="0.204cm" fo:padding-bottom="0.204cm" fo:padding-left="0.329cm" fo:padding-right="0.329cm"/>
    </style:style>
    <style:style style:name="gr5" style:family="graphic" style:parent-style-name="standard">
      <style:graphic-properties draw:stroke="solid" svg:stroke-width="0.159cm" svg:stroke-color="#000000" draw:marker-start-width="0.438cm" draw:marker-end-width="0.438cm" draw:fill-color="#ffffff" draw:textarea-horizontal-align="justify" draw:textarea-vertical-align="middle" draw:auto-grow-height="false" fo:min-height="0.452cm" fo:min-width="0.202cm" fo:padding-top="0.204cm" fo:padding-bottom="0.204cm" fo:padding-left="0.329cm" fo:padding-right="0.329cm"/>
    </style:style>
    <style:style style:name="gr6" style:family="graphic" style:parent-style-name="standard">
      <style:graphic-properties draw:stroke="none" svg:stroke-color="#000000" draw:fill-color="#1c1c1c" draw:textarea-horizontal-align="justify" draw:textarea-vertical-align="middle" draw:auto-grow-height="false" fo:min-height="14.99cm" fo:min-width="14.74cm"/>
    </style:style>
    <style:style style:name="gr7" style:family="graphic" style:parent-style-name="objectwithoutfill">
      <style:graphic-properties svg:stroke-width="0.159cm" svg:stroke-color="#ffffff" draw:marker-start-width="0.438cm" draw:marker-end-width="0.438cm" draw:fill="none" draw:fill-color="#000000" draw:textarea-vertical-align="middle" fo:padding-top="0.204cm" fo:padding-bottom="0.204cm" fo:padding-left="0.329cm" fo:padding-right="0.329cm"/>
    </style:style>
    <style:style style:name="gr8" style:family="graphic" style:parent-style-name="standard">
      <style:graphic-properties draw:stroke="solid" svg:stroke-width="0.159cm" svg:stroke-color="#ffffff" draw:marker-start-width="0.438cm" draw:marker-end-width="0.438cm" draw:fill-color="#1c1c1c" draw:textarea-horizontal-align="justify" draw:textarea-vertical-align="middle" draw:auto-grow-height="false" fo:min-height="0.35cm" fo:min-width="0.1cm" fo:padding-top="0.204cm" fo:padding-bottom="0.204cm" fo:padding-left="0.329cm" fo:padding-right="0.329cm"/>
    </style:style>
    <style:style style:name="gr9" style:family="graphic" style:parent-style-name="standard">
      <style:graphic-properties draw:stroke="solid" svg:stroke-width="0.159cm" svg:stroke-color="#ffffff" draw:marker-start-width="0.438cm" draw:marker-end-width="0.438cm" draw:fill-color="#1c1c1c" draw:textarea-horizontal-align="justify" draw:textarea-vertical-align="middle" draw:auto-grow-height="false" fo:min-height="1.238cm" fo:min-width="0.988cm" fo:padding-top="0.204cm" fo:padding-bottom="0.204cm" fo:padding-left="0.329cm" fo:padding-right="0.329cm"/>
    </style:style>
    <style:style style:name="gr10" style:family="graphic" style:parent-style-name="standard">
      <style:graphic-properties draw:stroke="solid" svg:stroke-width="0.159cm" svg:stroke-color="#ffffff" draw:marker-start-width="0.438cm" draw:marker-end-width="0.438cm" draw:fill-color="#1c1c1c" draw:textarea-horizontal-align="justify" draw:textarea-vertical-align="middle" draw:auto-grow-height="false" fo:min-height="0.051cm" fo:min-width="0cm" fo:padding-top="0.204cm" fo:padding-bottom="0.204cm" fo:padding-left="0.329cm" fo:padding-right="0.329cm"/>
    </style:style>
    <style:style style:name="gr11" style:family="graphic" style:parent-style-name="standard">
      <style:graphic-properties draw:stroke="solid" svg:stroke-width="0.159cm" svg:stroke-color="#ffffff" draw:marker-start-width="0.438cm" draw:marker-end-width="0.438cm" draw:fill-color="#1c1c1c" draw:textarea-horizontal-align="justify" draw:textarea-vertical-align="middle" draw:auto-grow-height="false" fo:min-height="0.452cm" fo:min-width="0.202cm" fo:padding-top="0.204cm" fo:padding-bottom="0.204cm" fo:padding-left="0.329cm" fo:padding-right="0.329cm"/>
    </style:style>
    <style:style style:name="gr12" style:family="graphic" style:parent-style-name="standard">
      <style:graphic-properties draw:stroke="none" svg:stroke-width="0cm" svg:stroke-color="#1c1c1c" draw:marker-start-width="1.253cm" draw:marker-end-width="1.253cm" svg:stroke-opacity="100%" draw:fill-color="#1c1c1c" draw:opacity="100%" draw:textarea-horizontal-align="justify" draw:textarea-vertical-align="middle" draw:auto-grow-height="false" fo:min-height="0cm" fo:min-width="0cm" fo:padding-top="0.472cm" fo:padding-bottom="0.472cm" fo:padding-left="0.597cm" fo:padding-right="0.597cm" draw:shadow="hidden"/>
    </style:style>
    <style:style style:name="gr13" style:family="graphic" style:parent-style-name="standard">
      <style:graphic-properties draw:stroke="solid" svg:stroke-width="0.706cm" svg:stroke-color="#1c1c1c" draw:marker-start-width="1.253cm" draw:marker-end-width="1.253cm" draw:fill-color="#1c1c1c" draw:textarea-horizontal-align="justify" draw:textarea-vertical-align="middle" draw:auto-grow-height="false" fo:min-height="0cm" fo:min-width="0cm" fo:padding-top="0.472cm" fo:padding-bottom="0.472cm" fo:padding-left="0.597cm" fo:padding-right="0.597cm"/>
    </style:style>
    <style:style style:name="gr14" style:family="graphic" style:parent-style-name="standard">
      <style:graphic-properties draw:stroke="solid" svg:stroke-width="0.159cm" svg:stroke-color="#5983b0" draw:marker-start-width="0.438cm" draw:marker-end-width="0.438cm" draw:fill-color="#1c1c1c" draw:textarea-horizontal-align="justify" draw:textarea-vertical-align="middle" draw:auto-grow-height="false" fo:min-height="0.35cm" fo:min-width="0.1cm" fo:padding-top="0.204cm" fo:padding-bottom="0.204cm" fo:padding-left="0.329cm" fo:padding-right="0.329cm"/>
    </style:style>
    <style:style style:name="gr15" style:family="graphic" style:parent-style-name="standard">
      <style:graphic-properties draw:stroke="solid" svg:stroke-width="0.706cm" svg:stroke-color="#1c1c1c" draw:marker-start-width="1.253cm" draw:marker-end-width="1.253cm" draw:fill-color="#1c1c1c" draw:textarea-horizontal-align="justify" draw:textarea-vertical-align="middle" draw:auto-grow-height="false" fo:min-height="0.702cm" fo:min-width="0.452cm" fo:padding-top="0.472cm" fo:padding-bottom="0.472cm" fo:padding-left="0.597cm" fo:padding-right="0.597cm" draw:shadow="hidden" draw:shadow-offset-x="0.141cm" draw:shadow-offset-y="0.141cm" draw:shadow-color="#333333"/>
    </style:style>
    <style:style style:name="gr16" style:family="graphic" style:parent-style-name="standard">
      <style:graphic-properties draw:stroke="solid" svg:stroke-width="0.159cm" svg:stroke-color="#5983b0" draw:marker-start-width="0.438cm" draw:marker-end-width="0.438cm" draw:fill-color="#1c1c1c" draw:textarea-horizontal-align="justify" draw:textarea-vertical-align="middle" draw:auto-grow-height="false" fo:min-height="1.238cm" fo:min-width="0.988cm" fo:padding-top="0.204cm" fo:padding-bottom="0.204cm" fo:padding-left="0.329cm" fo:padding-right="0.329cm" draw:shadow="hidden" draw:shadow-offset-x="0.141cm" draw:shadow-offset-y="0.141cm" draw:shadow-color="#333333"/>
    </style:style>
    <style:style style:name="gr17" style:family="graphic" style:parent-style-name="standard">
      <style:graphic-properties draw:stroke="solid" svg:stroke-width="0.159cm" svg:stroke-color="#5983b0" draw:marker-start-width="0.438cm" draw:marker-end-width="0.438cm" draw:fill-color="#1c1c1c" draw:textarea-horizontal-align="justify" draw:textarea-vertical-align="middle" draw:auto-grow-height="false" fo:min-height="0.051cm" fo:min-width="0cm" fo:padding-top="0.204cm" fo:padding-bottom="0.204cm" fo:padding-left="0.329cm" fo:padding-right="0.329cm"/>
    </style:style>
    <style:style style:name="gr18" style:family="graphic" style:parent-style-name="standard">
      <style:graphic-properties draw:stroke="solid" svg:stroke-width="0.159cm" svg:stroke-color="#ff860d" draw:marker-start-width="0.438cm" draw:marker-end-width="0.438cm" draw:fill-color="#1c1c1c" draw:textarea-horizontal-align="justify" draw:textarea-vertical-align="middle" draw:auto-grow-height="false" fo:min-height="0.051cm" fo:min-width="0cm" fo:padding-top="0.204cm" fo:padding-bottom="0.204cm" fo:padding-left="0.329cm" fo:padding-right="0.329cm"/>
    </style:style>
    <style:style style:name="gr19" style:family="graphic" style:parent-style-name="standard">
      <style:graphic-properties draw:stroke="solid" svg:stroke-width="0.159cm" svg:stroke-color="#5983b0" draw:marker-start-width="0.438cm" draw:marker-end-width="0.438cm" draw:fill-color="#1c1c1c" draw:textarea-horizontal-align="justify" draw:textarea-vertical-align="middle" draw:auto-grow-height="false" fo:min-height="0.452cm" fo:min-width="0.202cm" fo:padding-top="0.204cm" fo:padding-bottom="0.204cm" fo:padding-left="0.329cm" fo:padding-right="0.329cm"/>
    </style:style>
    <style:style style:name="gr20" style:family="graphic" style:parent-style-name="standard">
      <style:graphic-properties draw:stroke="none" draw:fill="none" draw:fill-color="#729fcf" draw:textarea-horizontal-align="justify" draw:textarea-vertical-align="middle" draw:auto-grow-height="false" fo:min-height="1.655cm" fo:min-width="5.004cm"/>
      <style:paragraph-properties style:writing-mode="lr-tb"/>
    </style:style>
    <style:style style:name="gr21" style:family="graphic" style:parent-style-name="standard">
      <style:graphic-properties draw:stroke="none" draw:fill="none" draw:textarea-horizontal-align="justify" draw:textarea-vertical-align="middle" draw:auto-grow-height="false" fo:min-height="5.042cm" fo:min-width="8.8cm"/>
      <style:paragraph-properties style:writing-mode="lr-tb"/>
    </style:style>
    <style:style style:name="gr22" style:family="graphic" style:parent-style-name="standard">
      <style:graphic-properties draw:stroke="solid" svg:stroke-width="0.159cm" svg:stroke-color="#000000" draw:marker-start-width="0.438cm" draw:marker-end-width="0.438cm" draw:fill-color="#ffffff" draw:textarea-horizontal-align="justify" draw:textarea-vertical-align="middle" draw:auto-grow-height="false" fo:min-height="0.273cm" fo:min-width="0.023cm" fo:padding-top="0.204cm" fo:padding-bottom="0.204cm" fo:padding-left="0.329cm" fo:padding-right="0.329cm"/>
    </style:style>
    <style:style style:name="gr23" style:family="graphic" style:parent-style-name="standard">
      <style:graphic-properties draw:stroke="solid" svg:stroke-width="0.159cm" svg:stroke-color="#000000" draw:marker-start-width="0.438cm" draw:marker-end-width="0.438cm" draw:fill-color="#ffffff" draw:textarea-horizontal-align="justify" draw:textarea-vertical-align="middle" draw:auto-grow-height="false" fo:min-height="1.07cm" fo:min-width="0.82cm" fo:padding-top="0.204cm" fo:padding-bottom="0.204cm" fo:padding-left="0.329cm" fo:padding-right="0.329cm"/>
    </style:style>
    <style:style style:name="gr24" style:family="graphic" style:parent-style-name="standard">
      <style:graphic-properties draw:stroke="solid" svg:stroke-width="0.159cm" svg:stroke-color="#000000" draw:marker-start-width="0.438cm" draw:marker-end-width="0.438cm" draw:fill-color="#ffffff" draw:textarea-horizontal-align="justify" draw:textarea-vertical-align="middle" draw:auto-grow-height="false" fo:min-height="0.002cm" fo:min-width="0cm" fo:padding-top="0.204cm" fo:padding-bottom="0.204cm" fo:padding-left="0.329cm" fo:padding-right="0.329cm"/>
    </style:style>
    <style:style style:name="gr25" style:family="graphic" style:parent-style-name="standard">
      <style:graphic-properties draw:stroke="solid" svg:stroke-width="0.159cm" svg:stroke-color="#000000" draw:marker-start-width="0.438cm" draw:marker-end-width="0.438cm" draw:fill-color="#ffffff" draw:textarea-horizontal-align="justify" draw:textarea-vertical-align="middle" draw:auto-grow-height="false" fo:min-height="0.003cm" fo:min-width="0cm" fo:padding-top="0.204cm" fo:padding-bottom="0.204cm" fo:padding-left="0.329cm" fo:padding-right="0.329cm"/>
    </style:style>
    <style:style style:name="gr26" style:family="graphic" style:parent-style-name="standard">
      <style:graphic-properties draw:stroke="solid" svg:stroke-width="0.159cm" svg:stroke-color="#000000" draw:marker-start-width="0.438cm" draw:marker-end-width="0.438cm" draw:fill-color="#ffffff" draw:textarea-horizontal-align="justify" draw:textarea-vertical-align="middle" draw:auto-grow-height="false" fo:min-height="0.365cm" fo:min-width="0.115cm" fo:padding-top="0.204cm" fo:padding-bottom="0.204cm" fo:padding-left="0.329cm" fo:padding-right="0.329cm"/>
    </style:style>
    <style:style style:name="gr27" style:family="graphic" style:parent-style-name="standard">
      <style:graphic-properties draw:stroke="solid" svg:stroke-width="0.212cm" svg:stroke-color="#000000" draw:marker-start-width="0.517cm" draw:marker-end-width="0.517cm" draw:fill="solid" draw:fill-color="#000000" draw:textarea-horizontal-align="center" draw:textarea-vertical-align="middle" fo:min-height="4.195cm" fo:padding-top="0.23cm" fo:padding-bottom="0.23cm" fo:padding-left="0.355cm" fo:padding-right="0.355cm" draw:shadow="hidden" draw:shadow-offset-x="0cm" draw:shadow-offset-y="0cm"/>
    </style:style>
    <style:style style:name="gr28" style:family="graphic" style:parent-style-name="standard">
      <style:graphic-properties draw:stroke="solid" svg:stroke-width="0.212cm" svg:stroke-color="#000000" draw:marker-start-width="0.517cm" draw:marker-end-width="0.517cm" draw:fill="solid" draw:fill-color="#ffffff" draw:textarea-horizontal-align="center" draw:textarea-vertical-align="middle" fo:min-height="4.195cm" fo:padding-top="0.23cm" fo:padding-bottom="0.23cm" fo:padding-left="0.355cm" fo:padding-right="0.355cm" draw:shadow="hidden" draw:shadow-offset-x="0cm" draw:shadow-offset-y="0cm"/>
    </style:style>
    <style:style style:name="gr29" style:family="graphic" style:parent-style-name="standard">
      <style:graphic-properties draw:stroke="none" draw:fill-color="#1c1c1c" draw:textarea-horizontal-align="justify" draw:textarea-vertical-align="middle" draw:auto-grow-height="false" fo:min-height="10.168cm" fo:min-width="9.918cm"/>
    </style:style>
    <style:style style:name="gr30" style:family="graphic" style:parent-style-name="standard">
      <style:graphic-properties draw:stroke="solid" svg:stroke-width="0.159cm" svg:stroke-color="#5983b0" draw:marker-start-width="0.438cm" draw:marker-end-width="0.438cm" draw:fill-color="#1c1c1c" draw:textarea-horizontal-align="justify" draw:textarea-vertical-align="middle" draw:auto-grow-height="false" fo:min-height="0.244cm" fo:min-width="0cm" fo:padding-top="0.204cm" fo:padding-bottom="0.204cm" fo:padding-left="0.329cm" fo:padding-right="0.329cm"/>
    </style:style>
    <style:style style:name="gr31" style:family="graphic" style:parent-style-name="standard">
      <style:graphic-properties draw:stroke="solid" svg:stroke-width="0.706cm" svg:stroke-color="#1c1c1c" draw:marker-start-width="1.253cm" draw:marker-end-width="1.253cm" draw:fill-color="#1c1c1c" draw:textarea-horizontal-align="justify" draw:textarea-vertical-align="middle" draw:auto-grow-height="false" fo:min-height="0.475cm" fo:min-width="0.226cm" fo:padding-top="0.472cm" fo:padding-bottom="0.472cm" fo:padding-left="0.597cm" fo:padding-right="0.597cm" draw:shadow="hidden" draw:shadow-offset-x="0.141cm" draw:shadow-offset-y="0.141cm" draw:shadow-color="#333333"/>
    </style:style>
    <style:style style:name="gr32" style:family="graphic" style:parent-style-name="standard">
      <style:graphic-properties draw:stroke="solid" svg:stroke-width="0.159cm" svg:stroke-color="#5983b0" draw:marker-start-width="0.438cm" draw:marker-end-width="0.438cm" draw:fill-color="#1c1c1c" draw:textarea-horizontal-align="justify" draw:textarea-vertical-align="middle" draw:auto-grow-height="false" fo:min-height="1.012cm" fo:min-width="0.762cm" fo:padding-top="0.204cm" fo:padding-bottom="0.204cm" fo:padding-left="0.329cm" fo:padding-right="0.329cm" draw:shadow="hidden" draw:shadow-offset-x="0.141cm" draw:shadow-offset-y="0.141cm" draw:shadow-color="#333333"/>
    </style:style>
    <style:style style:name="gr33" style:family="graphic" style:parent-style-name="standard">
      <style:graphic-properties draw:stroke="solid" svg:stroke-width="0.159cm" svg:stroke-color="#5983b0" draw:marker-start-width="0.438cm" draw:marker-end-width="0.438cm" draw:fill-color="#1c1c1c" draw:textarea-horizontal-align="justify" draw:textarea-vertical-align="middle" draw:auto-grow-height="false" fo:min-height="0cm" fo:min-width="0cm" fo:padding-top="0.204cm" fo:padding-bottom="0.204cm" fo:padding-left="0.329cm" fo:padding-right="0.329cm"/>
    </style:style>
    <style:style style:name="gr34" style:family="graphic" style:parent-style-name="standard">
      <style:graphic-properties draw:stroke="solid" svg:stroke-width="0.159cm" svg:stroke-color="#ff860d" draw:marker-start-width="0.438cm" draw:marker-end-width="0.438cm" draw:fill-color="#1c1c1c" draw:textarea-horizontal-align="justify" draw:textarea-vertical-align="middle" draw:auto-grow-height="false" fo:min-height="0cm" fo:min-width="0cm" fo:padding-top="0.204cm" fo:padding-bottom="0.204cm" fo:padding-left="0.329cm" fo:padding-right="0.329cm"/>
    </style:style>
    <style:style style:name="gr35" style:family="graphic" style:parent-style-name="standard">
      <style:graphic-properties draw:stroke="solid" svg:stroke-width="0.159cm" svg:stroke-color="#5983b0" draw:marker-start-width="0.438cm" draw:marker-end-width="0.438cm" draw:fill-color="#1c1c1c" draw:textarea-horizontal-align="justify" draw:textarea-vertical-align="middle" draw:auto-grow-height="false" fo:min-height="0.334cm" fo:min-width="0.084cm" fo:padding-top="0.204cm" fo:padding-bottom="0.204cm" fo:padding-left="0.329cm" fo:padding-right="0.329cm"/>
    </style:style>
    <style:style style:name="gr36" style:family="graphic" style:parent-style-name="standard">
      <style:graphic-properties draw:stroke="none" draw:fill="none" draw:fill-color="#729fcf" draw:textarea-horizontal-align="justify" draw:textarea-vertical-align="middle" draw:auto-grow-height="false" fo:min-height="2.29cm" fo:min-width="6.933cm"/>
      <style:paragraph-properties style:writing-mode="lr-tb"/>
    </style:style>
    <style:style style:name="gr37" style:family="graphic" style:parent-style-name="standard" style:list-style-name="L1">
      <style:graphic-properties draw:stroke="none" draw:fill="none" draw:textarea-horizontal-align="justify" draw:textarea-vertical-align="middle" draw:auto-grow-height="false" fo:min-height="4.311cm" fo:min-width="7.514cm"/>
      <style:paragraph-properties style:writing-mode="lr-tb"/>
    </style:style>
    <style:style style:name="gr38" style:family="graphic" style:parent-style-name="standard">
      <style:graphic-properties draw:stroke="solid" svg:stroke-width="0.106cm" svg:stroke-color="#ff860d" draw:marker-start-width="0.36cm" draw:marker-end-width="0.36cm" draw:fill-color="#1c1c1c" draw:textarea-horizontal-align="justify" draw:textarea-vertical-align="middle" draw:auto-grow-height="false" fo:min-height="10.06cm" fo:min-width="9.81cm" fo:padding-top="0.179cm" fo:padding-bottom="0.179cm" fo:padding-left="0.304cm" fo:padding-right="0.304cm"/>
    </style:style>
    <style:style style:name="gr39" style:family="graphic" style:parent-style-name="standard" style:list-style-name="L1">
      <style:graphic-properties draw:stroke="none" draw:fill="none" draw:textarea-horizontal-align="justify" draw:textarea-vertical-align="middle" draw:auto-grow-height="false" fo:min-height="4.311cm" fo:min-width="7.514cm"/>
      <style:paragraph-properties style:writing-mode="lr-tb"/>
    </style:style>
    <style:style style:name="P1" style:family="paragraph">
      <loext:graphic-properties draw:fill="none" draw:fill-color="#000000"/>
      <style:paragraph-properties fo:text-align="center"/>
    </style:style>
    <style:style style:name="P2" style:family="paragraph">
      <loext:graphic-properties draw:fill-color="#ffffff"/>
      <style:paragraph-properties fo:text-align="center"/>
    </style:style>
    <style:style style:name="P3" style:family="paragraph">
      <loext:graphic-properties draw:fill-color="#1c1c1c"/>
      <style:paragraph-properties fo:text-align="center"/>
    </style:style>
    <style:style style:name="P4" style:family="paragraph">
      <loext:graphic-properties draw:fill-color="#1c1c1c" draw:opacity="100%"/>
      <style:paragraph-properties fo:text-align="center"/>
    </style:style>
    <style:style style:name="P5" style:family="paragraph">
      <style:paragraph-properties fo:margin-top="0cm" fo:margin-bottom="0.203cm" fo:text-align="center" style:writing-mode="lr-tb"/>
      <style:text-properties fo:color="#ff972f" loext:opacity="100%" style:font-name="Source Code Pro Black" fo:font-size="66pt"/>
    </style:style>
    <style:style style:name="P6" style:family="paragraph">
      <loext:graphic-properties draw:fill="none" draw:fill-color="#729fcf"/>
      <style:paragraph-properties fo:margin-top="0cm" fo:margin-bottom="0.203cm" fo:text-align="center" style:writing-mode="lr-tb"/>
      <style:text-properties fo:color="#ff972f" loext:opacity="100%" style:font-name="Source Code Pro Black" fo:font-size="66pt"/>
    </style:style>
    <style:style style:name="P7" style:family="paragraph">
      <style:paragraph-properties fo:text-align="end" style:writing-mode="lr-tb"/>
      <style:text-properties fo:color="#ff972f" loext:opacity="100%" style:font-name="Source Code Pro Black"/>
    </style:style>
    <style:style style:name="P8" style:family="paragraph">
      <loext:graphic-properties draw:fill="none"/>
      <style:paragraph-properties fo:text-align="end" style:writing-mode="lr-tb"/>
      <style:text-properties fo:color="#ff972f" loext:opacity="100%" style:font-name="Source Code Pro Black"/>
    </style:style>
    <style:style style:name="P9" style:family="paragraph">
      <loext:graphic-properties draw:fill="solid" draw:fill-color="#000000"/>
      <style:paragraph-properties fo:text-align="center"/>
      <style:text-properties style:text-outline="true" style:font-name="Copperplate" fo:font-size="120pt" fo:font-weight="bold" fo:background-color="transparent" style:font-size-asian="18pt" style:font-size-complex="18pt"/>
    </style:style>
    <style:style style:name="P10" style:family="paragraph">
      <loext:graphic-properties draw:fill="solid" draw:fill-color="#ffffff"/>
      <style:paragraph-properties fo:text-align="center"/>
      <style:text-properties style:text-outline="true" style:font-name="Copperplate" fo:font-size="120pt" fo:font-weight="bold" fo:background-color="transparent" style:font-size-asian="18pt" style:font-size-complex="18pt"/>
    </style:style>
    <style:style style:name="P11" style:family="paragraph">
      <style:paragraph-properties fo:margin-left="0cm" fo:margin-right="0.102cm" fo:margin-top="0cm" fo:margin-bottom="0.254cm" fo:text-align="center" fo:text-indent="0cm" style:writing-mode="lr-tb"/>
      <style:text-properties fo:color="#ff972f" loext:opacity="100%" style:font-name="Source Code Pro Black" fo:font-size="76pt" style:font-size-asian="76pt" style:font-size-complex="76pt"/>
    </style:style>
    <style:style style:name="P12" style:family="paragraph">
      <loext:graphic-properties draw:fill="none" draw:fill-color="#729fcf"/>
      <style:paragraph-properties fo:margin-left="0cm" fo:margin-right="0.102cm" fo:margin-top="0cm" fo:margin-bottom="0.254cm" fo:text-align="center" fo:text-indent="0cm" style:writing-mode="lr-tb"/>
      <style:text-properties fo:color="#ff972f" loext:opacity="100%" style:font-name="Source Code Pro Black" fo:font-size="76pt" style:font-size-asian="76pt" style:font-size-complex="76pt"/>
    </style:style>
    <style:style style:name="P13" style:family="paragraph">
      <style:paragraph-properties fo:margin-left="0cm" fo:margin-right="0cm" fo:margin-top="0cm" fo:margin-bottom="0cm" fo:line-height="100%" fo:text-align="end" fo:text-indent="0cm" style:writing-mode="lr-tb"/>
      <style:text-properties fo:font-variant="normal" fo:text-transform="none" fo:color="#ff972f" loext:opacity="100%" style:text-outline="false" style:text-line-through-style="none" style:text-line-through-type="none" style:font-name="Source Code Pro Black" fo:font-size="20pt" fo:font-style="normal" fo:text-shadow="none" style:text-underline-style="none" fo:font-weight="normal" style:letter-kerning="true" style:font-name-asian="PingFang SC" style:font-size-asian="20pt" style:font-style-asian="normal" style:font-weight-asian="normal" style:font-name-complex="Arial Unicode MS" style:font-size-complex="20pt" style:font-style-complex="normal" style:font-weight-complex="normal" style:text-emphasize="none" style:font-relief="none" style:text-overline-style="none" style:text-overline-color="font-color"/>
    </style:style>
    <style:style style:name="P14" style:family="paragraph">
      <loext:graphic-properties draw:fill="none"/>
      <style:paragraph-properties fo:margin-left="0cm" fo:margin-right="0cm" fo:margin-top="0cm" fo:margin-bottom="0cm" fo:line-height="100%" fo:text-align="end" fo:text-indent="0cm" style:writing-mode="lr-tb"/>
      <style:text-properties fo:font-variant="normal" fo:text-transform="none" fo:color="#ff972f" loext:opacity="100%" style:text-outline="false" style:text-line-through-style="none" style:text-line-through-type="none" style:font-name="Source Code Pro Black" fo:font-size="20pt" fo:font-style="normal" fo:text-shadow="none" style:text-underline-style="none" fo:font-weight="normal" style:letter-kerning="true" style:font-name-asian="PingFang SC" style:font-size-asian="20pt" style:font-style-asian="normal" style:font-weight-asian="normal" style:font-name-complex="Arial Unicode MS" style:font-size-complex="20pt" style:font-style-complex="normal" style:font-weight-complex="normal" style:text-emphasize="none" style:font-relief="none" style:text-overline-style="none" style:text-overline-color="font-color"/>
    </style:style>
    <style:style style:name="T1" style:family="text">
      <style:text-properties fo:color="#ff972f" loext:opacity="100%" style:font-name="Source Code Pro Black" fo:font-size="66pt"/>
    </style:style>
    <style:style style:name="T2" style:family="text">
      <style:text-properties fo:color="#ff972f" loext:opacity="100%" style:font-name="Source Code Pro Black"/>
    </style:style>
    <style:style style:name="T3" style:family="text">
      <style:text-properties fo:color="#ff972f" loext:opacity="100%" style:font-name="Source Code Pro Black" fo:font-size="76pt" fo:letter-spacing="-0.06cm" style:font-size-asian="76pt" style:font-size-complex="76pt"/>
    </style:style>
    <style:style style:name="T4" style:family="text">
      <style:text-properties fo:color="#ff972f" loext:opacity="100%" style:font-name="Source Code Pro Black" fo:font-size="76pt" fo:letter-spacing="0.06cm" style:font-size-asian="76pt" style:font-size-complex="76pt"/>
    </style:style>
    <style:style style:name="T5" style:family="text">
      <style:text-properties fo:color="#ff972f" loext:opacity="100%" style:font-name="Source Code Pro Black" fo:font-size="76pt" fo:letter-spacing="0.12cm" style:font-size-asian="76pt" style:font-size-complex="76pt"/>
    </style:style>
    <style:style style:name="T6" style:family="text">
      <style:text-properties fo:font-variant="normal" fo:text-transform="none" fo:color="#ff972f" loext:opacity="100%" style:text-outline="false" style:text-line-through-style="none" style:text-line-through-type="none" style:font-name="Source Code Pro Black" fo:font-size="20pt" fo:font-style="normal" fo:text-shadow="none" style:text-underline-style="none" fo:font-weight="normal" style:letter-kerning="true" style:font-name-asian="PingFang SC" style:font-size-asian="20pt" style:font-style-asian="normal" style:font-weight-asian="normal" style:font-name-complex="Arial Unicode MS"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ines" svg:x1="9.44cm" svg:y1="5.905cm" svg:x2="10.682cm" svg:y2="2.303cm">
          <text:p/>
        </draw:line>
        <draw:line draw:style-name="gr1" draw:text-style-name="P1" draw:layer="Lines" svg:x1="12.669cm" svg:y1="4.333cm" svg:x2="9.44cm" svg:y2="5.906cm">
          <text:p/>
        </draw:line>
        <draw:line draw:style-name="gr1" draw:text-style-name="P1" draw:layer="Lines" svg:x1="10.682cm" svg:y1="2.304cm" svg:x2="12.669cm" svg:y2="4.333cm">
          <text:p/>
        </draw:line>
        <draw:line draw:style-name="gr1" draw:text-style-name="P1" draw:layer="Lines" svg:x1="1.739cm" svg:y1="12.653cm" svg:x2="5.424cm" svg:y2="5.864cm">
          <text:p/>
        </draw:line>
        <draw:line draw:style-name="gr1" draw:text-style-name="P1" draw:layer="Lines" svg:x1="9.44cm" svg:y1="5.906cm" svg:x2="5.424cm" svg:y2="5.864cm">
          <text:p/>
        </draw:line>
        <draw:line draw:style-name="gr1" draw:text-style-name="P1" draw:layer="Lines" svg:x1="9.44cm" svg:y1="5.906cm" svg:x2="5.755cm" svg:y2="12.695cm">
          <text:p/>
        </draw:line>
        <draw:line draw:style-name="gr1" draw:text-style-name="P1" draw:layer="Lines" svg:x1="5.755cm" svg:y1="12.696cm" svg:x2="1.739cm" svg:y2="12.654cm">
          <text:p/>
        </draw:line>
        <draw:custom-shape draw:style-name="gr2" draw:text-style-name="P2" draw:layer="Stars" svg:width="1.07cm" svg:height="1.07cm" draw:transform="rotate (-0.332136156654521) translate (1.407cm 11.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Stars" svg:width="2.328cm" svg:height="2.328cm" draw:transform="rotate (-0.332136156654521) translate (11.94cm 2.8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Stars" svg:width="0.647cm" svg:height="0.647cm" draw:transform="rotate (-0.332136156654521) translate (9.236cm 5.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Stars" svg:width="0.647cm" svg:height="0.647cm" draw:transform="rotate (-0.332136156654521) translate (10.481cm 1.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Stars" svg:width="0.647cm" svg:height="0.647cm" draw:transform="rotate (-0.332136156654521) translate (5.225cm 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ines" svg:width="1.216cm" svg:height="1.216cm" draw:transform="rotate (-0.332136156654521) translate (5.374cm 11.9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Stars" svg:width="0.647cm" svg:height="0.647cm" draw:transform="rotate (-0.332136156654521) translate (5.547cm 12.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 draw:style-name="dp1" draw:master-page-name="Default">
        <draw:custom-shape draw:style-name="gr6" draw:text-style-name="P3" draw:layer="Bg" svg:width="15.24cm" svg:height="15.24cm" svg:x="0cm" svg:y="0cm">
          <text:p/>
          <draw:enhanced-geometry svg:viewBox="0 0 21600 21600" draw:type="rectangle" draw:enhanced-path="M 0 0 L 21600 0 21600 21600 0 21600 0 0 Z N"/>
        </draw:custom-shape>
        <draw:line draw:style-name="gr7" draw:text-style-name="P1" draw:layer="Lines" svg:x1="9.44cm" svg:y1="5.905cm" svg:x2="10.682cm" svg:y2="2.303cm">
          <text:p/>
        </draw:line>
        <draw:line draw:style-name="gr7" draw:text-style-name="P1" draw:layer="Lines" svg:x1="12.669cm" svg:y1="4.333cm" svg:x2="9.44cm" svg:y2="5.906cm">
          <text:p/>
        </draw:line>
        <draw:line draw:style-name="gr7" draw:text-style-name="P1" draw:layer="Lines" svg:x1="10.682cm" svg:y1="2.304cm" svg:x2="12.669cm" svg:y2="4.333cm">
          <text:p/>
        </draw:line>
        <draw:line draw:style-name="gr7" draw:text-style-name="P1" draw:layer="Lines" svg:x1="1.739cm" svg:y1="12.653cm" svg:x2="5.424cm" svg:y2="5.864cm">
          <text:p/>
        </draw:line>
        <draw:line draw:style-name="gr7" draw:text-style-name="P1" draw:layer="Lines" svg:x1="9.44cm" svg:y1="5.906cm" svg:x2="5.424cm" svg:y2="5.864cm">
          <text:p/>
        </draw:line>
        <draw:line draw:style-name="gr7" draw:text-style-name="P1" draw:layer="Lines" svg:x1="9.44cm" svg:y1="5.906cm" svg:x2="5.755cm" svg:y2="12.695cm">
          <text:p/>
        </draw:line>
        <draw:line draw:style-name="gr7" draw:text-style-name="P1" draw:layer="Lines" svg:x1="5.755cm" svg:y1="12.696cm" svg:x2="1.739cm" svg:y2="12.654cm">
          <text:p/>
        </draw:line>
        <draw:custom-shape draw:style-name="gr8" draw:text-style-name="P3" draw:layer="Stars" svg:width="1.07cm" svg:height="1.07cm" draw:transform="rotate (-0.332136156654521) translate (1.407cm 11.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Stars" svg:width="2.328cm" svg:height="2.328cm" draw:transform="rotate (-0.332136156654521) translate (11.94cm 2.8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3" draw:layer="Stars" svg:width="0.647cm" svg:height="0.647cm" draw:transform="rotate (-0.332136156654521) translate (9.236cm 5.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 draw:layer="Stars" svg:width="0.647cm" svg:height="0.647cm" draw:transform="rotate (-0.332136156654521) translate (10.481cm 1.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 draw:layer="Stars" svg:width="0.647cm" svg:height="0.647cm" draw:transform="rotate (-0.332136156654521) translate (5.225cm 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Stars" svg:width="1.216cm" svg:height="1.216cm" draw:transform="rotate (-0.332136156654521) translate (5.374cm 11.9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3" draw:layer="Stars" svg:width="0.647cm" svg:height="0.647cm" draw:transform="rotate (-0.332136156654521) translate (5.547cm 12.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path draw:style-name="gr12" draw:text-style-name="P4" draw:layer="Bg" svg:width="13.839cm" svg:height="12.175cm" svg:x="0.322cm" svg:y="1.474cm" svg:viewBox="0 0 13840 12176" svg:d="M1399 12062c-98 0-196-16-289-48-74-26-144-61-208-104s-122-95-174-154c-51-59-94-124-127-193-14-27-25-55-36-83l-12 2-24-130c-1-3-1-6-2-9-2-9-3-17-4-25l-482-2609c-27-80-41-163-41-248 0-136 36-270 104-388 11-20 23-39 36-57l1977-3918c7-13 14-25 21-38 68-118 166-216 284-284 111-64 236-100 363-104l2267-72c9 0 17 0 25 0 3 0 7 0 10 0l3456 47 1094-3127c16-46 36-90 60-132 68-118 166-216 284-284s252-104 388-104 270 36 388 104c44 25 85 55 123 88l2105 1297c65 31 127 67 187 107 109 74 209 162 296 263 87 100 161 211 219 330 57 119 100 245 125 376 19 95 28 192 28 289 0 55-3 110-9 165h1l-3 18c-11 90-30 179-57 266l-552 2578-7-1c-11 42-23 83-37 124-44 126-103 245-177 355-74 109-162 209-263 296-11 10-22 19-33 28l5 8-237 169-6322 4973c-33 38-68 74-106 108-64 55-134 101-210 138-75 37-155 64-238 80-60 11-122 17-183 17-36 0-72-2-108-6l-3772-118c-44 7-88 10-133 10z">
          <text:p/>
        </draw:path>
        <draw:line draw:style-name="gr7" draw:text-style-name="P1" draw:layer="Lines" svg:x1="9.44cm" svg:y1="5.905cm" svg:x2="10.682cm" svg:y2="2.303cm">
          <text:p/>
        </draw:line>
        <draw:line draw:style-name="gr7" draw:text-style-name="P1" draw:layer="Lines" svg:x1="12.669cm" svg:y1="4.333cm" svg:x2="9.44cm" svg:y2="5.906cm">
          <text:p/>
        </draw:line>
        <draw:line draw:style-name="gr7" draw:text-style-name="P1" draw:layer="Lines" svg:x1="10.682cm" svg:y1="2.304cm" svg:x2="12.669cm" svg:y2="4.333cm">
          <text:p/>
        </draw:line>
        <draw:line draw:style-name="gr7" draw:text-style-name="P1" draw:layer="Lines" svg:x1="1.739cm" svg:y1="12.653cm" svg:x2="5.424cm" svg:y2="5.864cm">
          <text:p/>
        </draw:line>
        <draw:line draw:style-name="gr7" draw:text-style-name="P1" draw:layer="Lines" svg:x1="9.44cm" svg:y1="5.906cm" svg:x2="5.424cm" svg:y2="5.864cm">
          <text:p/>
        </draw:line>
        <draw:line draw:style-name="gr7" draw:text-style-name="P1" draw:layer="Lines" svg:x1="9.44cm" svg:y1="5.906cm" svg:x2="5.755cm" svg:y2="12.695cm">
          <text:p/>
        </draw:line>
        <draw:line draw:style-name="gr7" draw:text-style-name="P1" draw:layer="Lines" svg:x1="5.755cm" svg:y1="12.696cm" svg:x2="1.739cm" svg:y2="12.654cm">
          <text:p/>
        </draw:line>
        <draw:custom-shape draw:style-name="gr13" draw:text-style-name="P3" draw:layer="layout" svg:width="1.07cm" svg:height="1.07cm" draw:transform="rotate (-0.332136156654521) translate (1.408cm 11.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3" draw:layer="Stars" svg:width="1.07cm" svg:height="1.07cm" draw:transform="rotate (-0.332136156654521) translate (1.407cm 11.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3" draw:layer="layout" svg:width="2.328cm" svg:height="2.328cm" draw:transform="rotate (-0.332136156654521) translate (11.941cm 2.8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3" draw:layer="Stars" svg:width="2.328cm" svg:height="2.328cm" draw:transform="rotate (-0.332136156654521) translate (11.94cm 2.8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3" draw:layer="layout" svg:width="0.647cm" svg:height="0.647cm" draw:transform="rotate (-0.332136156654521) translate (9.236cm 5.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3" draw:layer="Stars" svg:width="0.647cm" svg:height="0.647cm" draw:transform="rotate (-0.332136156654521) translate (9.236cm 5.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3" draw:layer="layout" svg:width="0.647cm" svg:height="0.647cm" draw:transform="rotate (-0.332136156654521) translate (10.481cm 1.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3" draw:layer="Stars" svg:width="0.647cm" svg:height="0.647cm" draw:transform="rotate (-0.332136156654521) translate (10.481cm 1.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3" draw:layer="layout" svg:width="0.647cm" svg:height="0.647cm" draw:transform="rotate (-0.332136156654521) translate (5.225cm 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 draw:layer="Stars" svg:width="0.647cm" svg:height="0.647cm" draw:transform="rotate (-0.332136156654521) translate (5.225cm 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3" draw:layer="layout" svg:width="1.216cm" svg:height="1.216cm" draw:transform="rotate (-0.332136156654521) translate (5.375cm 11.9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3" draw:layer="Stars" svg:width="1.216cm" svg:height="1.216cm" draw:transform="rotate (-0.332136156654521) translate (5.374cm 11.9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3" draw:layer="Stars" svg:width="0.647cm" svg:height="0.647cm" draw:transform="rotate (-0.332136156654521) translate (5.547cm 12.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6" draw:layer="Type" svg:width="5.504cm" svg:height="1.905cm" draw:transform="rotate (1.07442468752771) translate (0.387cm 9.999cm)">
          <text:p text:style-name="P5"><text:span text:style-name="T1">LYRA</text:span></text:p>
          <draw:enhanced-geometry svg:viewBox="0 0 21600 21600" draw:type="rectangle" draw:enhanced-path="M 0 0 L 21600 0 21600 21600 0 21600 0 0 Z N"/>
        </draw:custom-shape>
        <draw:custom-shape draw:style-name="gr21" draw:text-style-name="P8" draw:layer="Type" svg:width="9.3cm" svg:height="5.292cm" draw:transform="skewX (7.56708448910999E-017) rotate (1.07425015460251) translate (5.503cm 11.873cm)">
          <text:p text:style-name="P7"><text:span text:style-name="T2">C++11 <text:s text:c="9"/></text:span></text:p>
          <text:p text:style-name="P7"><text:span text:style-name="T2">command line <text:s text:c="2"/></text:span></text:p>
          <text:p text:style-name="P7"><text:span text:style-name="T2">arguments <text:s/></text:span></text:p>
          <text:p text:style-name="P7"><text:span text:style-name="T2">parser </text:span></text:p>
          <draw:enhanced-geometry svg:viewBox="0 0 21600 21600" draw:type="rectangle" draw:enhanced-path="M 0 0 L 21600 0 21600 21600 0 21600 0 0 Z N"/>
        </draw:custom-shape>
      </draw:page>
      <draw:page draw:name="page4" draw:style-name="dp1" draw:master-page-name="Default">
        <draw:line draw:style-name="gr1" draw:text-style-name="P1" draw:layer="Lines" svg:x1="9.876cm" svg:y1="4.677cm" svg:x2="11.726cm" svg:y2="1.8cm">
          <text:p/>
        </draw:line>
        <draw:line draw:style-name="gr1" draw:text-style-name="P1" draw:layer="Lines" svg:x1="13.026cm" svg:y1="3.993cm" svg:x2="9.875cm" svg:y2="4.678cm">
          <text:p/>
        </draw:line>
        <draw:line draw:style-name="gr1" draw:text-style-name="P1" draw:layer="Lines" svg:x1="11.725cm" svg:y1="1.801cm" svg:x2="13.026cm" svg:y2="3.993cm">
          <text:p/>
        </draw:line>
        <draw:line draw:style-name="gr1" draw:text-style-name="P1" draw:layer="Lines" svg:x1="1.723cm" svg:y1="8.924cm" svg:x2="6.382cm" svg:y2="3.787cm">
          <text:p/>
        </draw:line>
        <draw:line draw:style-name="gr1" draw:text-style-name="P1" draw:layer="Lines" svg:x1="9.876cm" svg:y1="4.678cm" svg:x2="6.382cm" svg:y2="3.787cm">
          <text:p/>
        </draw:line>
        <draw:line draw:style-name="gr1" draw:text-style-name="P1" draw:layer="Lines" svg:x1="9.876cm" svg:y1="4.678cm" svg:x2="5.217cm" svg:y2="9.815cm">
          <text:p/>
        </draw:line>
        <draw:line draw:style-name="gr1" draw:text-style-name="P1" draw:layer="Lines" svg:x1="5.217cm" svg:y1="9.815cm" svg:x2="1.723cm" svg:y2="8.924cm">
          <text:p/>
        </draw:line>
        <draw:custom-shape draw:style-name="gr22" draw:text-style-name="P2" draw:layer="Stars" svg:width="0.961cm" svg:height="0.961cm" draw:transform="rotate (-0.571420797102944) translate (1.578cm 8.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Stars" svg:width="2.09cm" svg:height="2.09cm" draw:transform="rotate (-0.571420797102944) translate (12.704cm 2.5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Stars" svg:width="0.58cm" svg:height="0.58cm" draw:transform="rotate (-0.571420797102944) translate (9.785cm 4.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 draw:layer="Stars" svg:width="0.581cm" svg:height="0.581cm" draw:transform="skewX (-0.0017453292519943) rotate (-0.571420797102944) translate (11.638cm 1.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Stars" svg:width="0.581cm" svg:height="0.58cm" draw:transform="rotate (-0.571420797102944) translate (6.294cm 3.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ines" svg:width="1.093cm" svg:height="1.093cm" draw:transform="rotate (-0.571420797102944) translate (5.05cm 9.0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Stars" svg:width="0.58cm" svg:height="0.58cm" draw:transform="rotate (-0.571420797102944) translate (5.122cm 9.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27" draw:text-style-name="P9" draw:layer="layout" svg:width="2.335cm" svg:height="2.322cm" svg:x="2.09cm" svg:y="11.441cm" svg:viewBox="0 0 2336 2323" draw:points="2209,1710 2217,1709 2221,1709 2225,1708 2229,1707 2232,1706 2235,1705 2239,1704 2242,1702 2245,1701 2248,1699 2250,1697 2253,1694 2255,1692 2258,1689 2260,1686 2262,1683 2264,1680 2268,1672 2271,1662 2275,1651 2278,1638 2281,1624 2285,1591 2336,1591 2336,2323 2285,2323 2283,2307 2281,2293 2278,2280 2275,2269 2271,2259 2270,2255 2268,2252 2266,2248 2264,2245 2262,2243 2260,2241 2258,2239 2255,2237 2253,2236 2250,2234 2248,2233 2245,2232 2239,2230 2232,2228 2225,2227 2217,2226 2209,2226 0,2226 0,2175 19,2173 36,2170 52,2167 65,2164 77,2161 82,2159 86,2157 90,2155 94,2152 97,2150 99,2148 104,2143 106,2140 108,2138 109,2135 111,2132 112,2129 114,2126 115,2123 116,2120 117,2113 118,2106 118,2099 118,127 118,120 117,113 116,106 115,103 114,100 112,97 111,94 109,91 108,88 106,86 104,83 99,78 97,76 94,74 90,72 86,69 82,67 77,65 65,62 52,59 36,56 19,53 0,51 0,0 872,0 872,51 853,53 835,56 820,59 807,62 795,65 790,67 786,69 782,72 778,74 775,76 772,78 768,83 766,86 764,88 762,91 761,94 759,97 758,100 757,103 756,106 754,113 754,120 753,127 753,1710">
            <text:p/>
          </draw:polygon>
          <draw:polygon draw:style-name="gr27" draw:text-style-name="P9" draw:layer="layout" svg:width="2.496cm" svg:height="2.225cm" svg:x="4.731cm" svg:y="11.441cm" svg:viewBox="0 0 2497 2226" draw:points="2497,0 2497,51 2489,51 2481,52 2473,54 2469,55 2466,57 2462,58 2459,60 2455,62 2452,64 2446,69 2440,74 2428,86 2417,99 2406,113 2395,127 1583,1274 1583,2099 1583,2106 1584,2113 1585,2120 1586,2123 1588,2126 1589,2129 1590,2132 1592,2135 1593,2138 1595,2140 1597,2143 1602,2148 1604,2150 1608,2152 1611,2155 1615,2157 1620,2159 1625,2161 1636,2164 1650,2167 1665,2170 1682,2173 1701,2175 1701,2226 829,2226 829,2175 849,2173 866,2170 881,2167 895,2164 906,2161 911,2159 916,2157 920,2155 923,2152 926,2150 929,2148 933,2143 935,2140 937,2138 939,2135 941,2132 942,2129 943,2126 944,2123 945,2120 947,2113 948,2106 948,2099 948,1354 140,195 84,116 64,90 57,81 51,74 45,69 40,64 37,62 34,60 31,58 28,57 24,55 21,54 18,53 14,52 11,52 7,51 4,51 0,51 0,0 931,0 931,51 912,51 894,53 876,56 868,57 859,59 855,60 851,62 848,63 844,65 841,67 838,69 836,72 834,74 832,77 830,80 829,83 827,86 826,90 826,94 825,97 825,102 825,103 825,104 826,107 827,110 829,114 833,124 839,135 856,165 880,203 1009,398 1164,622 1295,817 1303,804 1315,787 1350,738 1445,605 1559,444 1670,288 1752,163 1767,139 1777,121 1781,114 1784,109 1785,106 1785,104 1786,103 1786,102 1786,102 1786,97 1785,94 1785,90 1784,86 1783,83 1781,80 1780,77 1778,74 1776,72 1774,69 1771,67 1768,65 1765,63 1762,62 1758,60 1754,59 1738,56 1731,54 1723,53 1715,52 1708,51 1700,51 1693,51 1693,0">
            <text:p/>
          </draw:polygon>
          <draw:path draw:style-name="gr27" draw:text-style-name="P9" draw:layer="layout" svg:width="2.458cm" svg:height="2.225cm" svg:x="7.729cm" svg:y="11.441cm" svg:viewBox="0 0 2459 2226" svg:d="M1464 940l45-2 41-3 38-5 33-8 16-5 15-5 13-6 13-6 12-7 11-7 10-8 9-8 17-18 14-19 12-19 5-10 5-10 4-10 3-11 3-10 3-11 2-11 1-11 1-23-1-23-1-11-2-11-3-11-3-11-3-10-4-11-5-10-5-10-12-19-14-18-17-18-9-9-10-8-11-7-12-7-13-6-13-6-15-5-16-5-33-7-38-6-41-3-45-1h-711v466zM753 2099l1 7v7l2 7 1 3 1 3 1 3 2 3 1 3 2 3 2 2 2 3 4 5 3 2 3 2 4 3 4 2 4 2 5 2 12 3 13 3 15 3 18 3 19 2v51h-872v-51l19-2 17-3 16-3 13-3 12-3 5-2 4-2 4-2 4-3 3-2 2-2 5-5 2-3 2-2 1-3 2-3 1-3 2-3 1-3 1-3 1-7 1-7v-7-1972-7l-1-7-1-7-1-3-1-3-2-3-1-3-2-3-1-3-2-2-2-3-5-5-2-2-3-2-4-2-4-3-4-2-5-2-12-3-13-3-16-3-17-3-19-2v-51h1549l113 3 106 8 97 13 89 19 81 24 38 14 35 15 34 17 31 18 30 20 27 20 26 23 24 23 22 25 21 27 19 28 17 29 16 31 14 33 12 34 11 35 17 75 10 82 3 87-3 71-8 67-13 63-9 30-10 29-11 28-13 27-14 26-16 25-16 24-18 23-20 22-21 22-44 39-47 37-50 34-53 31-55 29-59 25-61 22-64 20 499 702 13 18 14 15 7 7 7 6 8 6 7 5 8 5 8 4 8 3 8 2 9 3 8 1 9 1h9v51h-880v-51l11-1 10-1 10-2 9-2 9-3 7-3 7-4 6-5 6-5 5-5 4-7 3-6 2-7 2-8 1-8 1-9v-1l-1-2-1-2v-2l-3-5-4-7-10-17-15-23-85-123-112-154-118-159-100-135-35-50-12-18-8-13h-415z">
            <text:p/>
          </draw:path>
          <draw:path draw:style-name="gr27" draw:text-style-name="P9" draw:layer="layout" svg:width="2.707cm" svg:height="2.225cm" svg:x="10.612cm" svg:y="11.441cm" svg:viewBox="0 0 2708 2226" svg:d="M673 2133v5 2l1 3v2l1 2 1 2 1 2 1 2 1 2 1 2 1 2 2 1 1 2 2 1 2 2 2 1 2 1 2 1 3 1 6 2 7 2 9 1 9 1h10 11v51h-749v-51l11-2 11-3 9-3 9-3 8-3 8-4 6-5 3-2 3-2 5-6 5-6 6-7 5-8 5-9 5-11 6-11 5-12 42-114 89-235 123-316 135-353 134-351 116-307 83-220 23-65 6-17 2-5v-1-1-2-3l-1-2v-3l-1-2-2-2-1-2-2-2-1-2-2-1-3-2-2-1-3-2-3-1-6-3-14-3-14-4-15-3-14-2v-51h1104v51l-16 2-14 3-7 2-6 2-6 1-6 2-2 2-3 1-2 2-2 1-2 2-2 2-1 3-2 2-1 3-1 3-1 3-1 3v4l-1 4v8 1l1 2 2 7 7 22 30 78 104 264 146 369 171 418 172 417 150 364 16 35 15 29 7 12 7 10 6 9 6 7 3 3 3 3 3 2 4 3 3 2 4 2 3 2 4 2 4 1 4 2 4 1 4 1 9 1h9v51h-833v-51l19-1 8-2 8-2 7-2 7-2 6-3 5-3 5-3 4-4 3-4 3-4 2-5 2-5 1-5v-6-1l-1-4-4-11-16-41-47-118-48-125-11-27-8-23-5-17-2-8-2-5h-1003l-67 186-41 114-21 61-3 9-2 8v3l-1 3v3zM1701 1405l-410-1007-377 1007z">
            <text:p/>
          </draw:path>
          <draw:polygon draw:style-name="gr27" draw:text-style-name="P9" draw:layer="layout" svg:width="2.335cm" svg:height="2.322cm" svg:x="2.09cm" svg:y="11.442cm" svg:viewBox="0 0 2336 2323" draw:points="2209,1710 2217,1709 2221,1709 2225,1708 2229,1707 2232,1706 2235,1705 2239,1704 2242,1702 2245,1701 2248,1699 2250,1697 2253,1694 2255,1692 2258,1689 2260,1686 2262,1683 2264,1680 2268,1672 2271,1662 2275,1651 2278,1638 2281,1624 2285,1591 2336,1591 2336,2323 2285,2323 2283,2307 2281,2293 2278,2280 2275,2269 2271,2259 2270,2255 2268,2252 2266,2248 2264,2245 2262,2243 2260,2241 2258,2239 2255,2237 2253,2236 2250,2234 2248,2233 2245,2232 2239,2230 2232,2228 2225,2227 2217,2226 2209,2226 0,2226 0,2175 19,2173 36,2170 52,2167 65,2164 77,2161 82,2159 86,2157 90,2155 94,2152 97,2150 99,2148 104,2143 106,2140 108,2138 109,2135 111,2132 112,2129 114,2126 115,2123 116,2120 117,2113 118,2106 118,2099 118,127 118,120 117,113 116,106 115,103 114,100 112,97 111,94 109,91 108,88 106,86 104,83 99,78 97,76 94,74 90,72 86,69 82,67 77,65 65,62 52,59 36,56 19,53 0,51 0,0 872,0 872,51 853,53 835,56 820,59 807,62 795,65 790,67 786,69 782,72 778,74 775,76 772,78 768,83 766,86 764,88 762,91 761,94 759,97 758,100 757,103 756,106 754,113 754,120 753,127 753,1710">
            <text:p/>
          </draw:polygon>
          <draw:polygon draw:style-name="gr27" draw:text-style-name="P9" draw:layer="layout" svg:width="2.496cm" svg:height="2.225cm" svg:x="4.731cm" svg:y="11.442cm" svg:viewBox="0 0 2497 2226" draw:points="2497,0 2497,51 2489,51 2481,52 2473,54 2469,55 2466,57 2462,58 2459,60 2455,62 2452,64 2446,69 2440,74 2428,86 2417,99 2406,113 2395,127 1583,1274 1583,2099 1583,2106 1584,2113 1585,2120 1586,2123 1588,2126 1589,2129 1590,2132 1592,2135 1593,2138 1595,2140 1597,2143 1602,2148 1604,2150 1608,2152 1611,2155 1615,2157 1620,2159 1625,2161 1636,2164 1650,2167 1665,2170 1682,2173 1701,2175 1701,2226 829,2226 829,2175 849,2173 866,2170 881,2167 895,2164 906,2161 911,2159 916,2157 920,2155 923,2152 926,2150 929,2148 933,2143 935,2140 937,2138 939,2135 941,2132 942,2129 943,2126 944,2123 945,2120 947,2113 948,2106 948,2099 948,1354 140,195 84,116 64,90 57,81 51,74 45,69 40,64 37,62 34,60 31,58 28,57 24,55 21,54 18,53 14,52 11,52 7,51 4,51 0,51 0,0 931,0 931,51 912,51 894,53 876,56 868,57 859,59 855,60 851,62 848,63 844,65 841,67 838,69 836,72 834,74 832,77 830,80 829,83 827,86 826,90 826,94 825,97 825,102 825,103 825,104 826,107 827,110 829,114 833,124 839,135 856,165 880,203 1009,398 1164,622 1295,817 1303,804 1315,787 1350,738 1445,605 1559,444 1670,288 1752,163 1767,139 1777,121 1781,114 1784,109 1785,106 1785,104 1786,103 1786,102 1786,102 1786,97 1785,94 1785,90 1784,86 1783,83 1781,80 1780,77 1778,74 1776,72 1774,69 1771,67 1768,65 1765,63 1762,62 1758,60 1754,59 1738,56 1731,54 1723,53 1715,52 1708,51 1700,51 1693,51 1693,0">
            <text:p/>
          </draw:polygon>
          <draw:path draw:style-name="gr27" draw:text-style-name="P9" draw:layer="layout" svg:width="2.458cm" svg:height="2.225cm" svg:x="7.729cm" svg:y="11.442cm" svg:viewBox="0 0 2459 2226" svg:d="M1464 940l45-2 41-3 38-5 33-8 16-5 15-5 13-6 13-6 12-7 11-7 10-8 9-8 17-18 14-19 12-19 5-10 5-10 4-10 3-11 3-10 3-11 2-11 1-11 1-23-1-23-1-11-2-11-3-11-3-11-3-10-4-11-5-10-5-10-12-19-14-18-17-18-9-9-10-8-11-7-12-7-13-6-13-6-15-5-16-5-33-7-38-6-41-3-45-1h-711v466zM753 2099l1 7v7l2 7 1 3 1 3 1 3 2 3 1 3 2 3 2 2 2 3 4 5 3 2 3 2 4 3 4 2 4 2 5 2 12 3 13 3 15 3 18 3 19 2v51h-872v-51l19-2 17-3 16-3 13-3 12-3 5-2 4-2 4-2 4-3 3-2 2-2 5-5 2-3 2-2 1-3 2-3 1-3 2-3 1-3 1-3 1-7 1-7v-7-1972-7l-1-7-1-7-1-3-1-3-2-3-1-3-2-3-1-3-2-2-2-3-5-5-2-2-3-2-4-2-4-3-4-2-5-2-12-3-13-3-16-3-17-3-19-2v-51h1549l113 3 106 8 97 13 89 19 81 24 38 14 35 15 34 17 31 18 30 20 27 20 26 23 24 23 22 25 21 27 19 28 17 29 16 31 14 33 12 34 11 35 17 75 10 82 3 87-3 71-8 67-13 63-9 30-10 29-11 28-13 27-14 26-16 25-16 24-18 23-20 22-21 22-44 39-47 37-50 34-53 31-55 29-59 25-61 22-64 20 499 702 13 18 14 15 7 7 7 6 8 6 7 5 8 5 8 4 8 3 8 2 9 3 8 1 9 1h9v51h-880v-51l11-1 10-1 10-2 9-2 9-3 7-3 7-4 6-5 6-5 5-5 4-7 3-6 2-7 2-8 1-8 1-9v-1l-1-2-1-2v-2l-3-5-4-7-10-17-15-23-85-123-112-154-118-159-100-135-35-50-12-18-8-13h-415z">
            <text:p/>
          </draw:path>
          <draw:path draw:style-name="gr27" draw:text-style-name="P9" draw:layer="layout" svg:width="2.707cm" svg:height="2.225cm" svg:x="10.611cm" svg:y="11.442cm" svg:viewBox="0 0 2708 2226" svg:d="M673 2133v5 2l1 3v2l1 2 1 2 1 2 1 2 1 2 1 2 1 2 2 1 1 2 2 1 2 2 2 1 2 1 2 1 3 1 6 2 7 2 9 1 9 1h10 11v51h-749v-51l11-2 11-3 9-3 9-3 8-3 8-4 6-5 3-2 3-2 5-6 5-6 6-7 5-8 5-9 5-11 6-11 5-12 42-114 89-235 123-316 135-353 134-351 116-307 83-220 23-65 6-17 2-5v-1-1-2-3l-1-2v-3l-1-2-2-2-1-2-2-2-1-2-2-1-3-2-2-1-3-2-3-1-6-3-14-3-14-4-15-3-14-2v-51h1104v51l-16 2-14 3-7 2-6 2-6 1-6 2-2 2-3 1-2 2-2 1-2 2-2 2-1 3-2 2-1 3-1 3-1 3-1 3v4l-1 4v8 1l1 2 2 7 7 22 30 78 104 264 146 369 171 418 172 417 150 364 16 35 15 29 7 12 7 10 6 9 6 7 3 3 3 3 3 2 4 3 3 2 4 2 3 2 4 2 4 1 4 2 4 1 4 1 9 1h9v51h-833v-51l19-1 8-2 8-2 7-2 7-2 6-3 5-3 5-3 4-4 3-4 3-4 2-5 2-5 1-5v-6-1l-1-4-4-11-16-41-47-118-48-125-11-27-8-23-5-17-2-8-2-5h-1003l-67 186-41 114-21 61-3 9-2 8v3l-1 3v3zM1701 1405l-410-1007-377 1007z">
            <text:p/>
          </draw:path>
          <draw:polygon draw:style-name="gr27" draw:text-style-name="P9" draw:layer="layout" svg:width="2.335cm" svg:height="2.322cm" svg:x="2.089cm" svg:y="11.442cm" svg:viewBox="0 0 2336 2323" draw:points="2209,1710 2217,1709 2221,1709 2225,1708 2229,1707 2232,1706 2235,1705 2239,1704 2242,1702 2245,1701 2248,1699 2250,1697 2253,1694 2255,1692 2258,1689 2260,1686 2262,1683 2264,1680 2268,1672 2271,1662 2275,1651 2278,1638 2281,1624 2285,1591 2336,1591 2336,2323 2285,2323 2283,2307 2281,2293 2278,2280 2275,2269 2271,2259 2270,2255 2268,2252 2266,2248 2264,2245 2262,2243 2260,2241 2258,2239 2255,2237 2253,2236 2250,2234 2248,2233 2245,2232 2239,2230 2232,2228 2225,2227 2217,2226 2209,2226 0,2226 0,2175 19,2173 36,2170 52,2167 65,2164 77,2161 82,2159 86,2157 90,2155 94,2152 97,2150 99,2148 104,2143 106,2140 108,2138 109,2135 111,2132 112,2129 114,2126 115,2123 116,2120 117,2113 118,2106 118,2099 118,127 118,120 117,113 116,106 115,103 114,100 112,97 111,94 109,91 108,88 106,86 104,83 99,78 97,76 94,74 90,72 86,69 82,67 77,65 65,62 52,59 36,56 19,53 0,51 0,0 872,0 872,51 853,53 835,56 820,59 807,62 795,65 790,67 786,69 782,72 778,74 775,76 772,78 768,83 766,86 764,88 762,91 761,94 759,97 758,100 757,103 756,106 754,113 754,120 753,127 753,1710">
            <text:p/>
          </draw:polygon>
          <draw:polygon draw:style-name="gr27" draw:text-style-name="P9" draw:layer="layout" svg:width="2.496cm" svg:height="2.225cm" svg:x="4.73cm" svg:y="11.442cm" svg:viewBox="0 0 2497 2226" draw:points="2497,0 2497,51 2489,51 2481,52 2473,54 2469,55 2466,57 2462,58 2459,60 2455,62 2452,64 2446,69 2440,74 2428,86 2417,99 2406,113 2395,127 1583,1274 1583,2099 1583,2106 1584,2113 1585,2120 1586,2123 1588,2126 1589,2129 1590,2132 1592,2135 1593,2138 1595,2140 1597,2143 1602,2148 1604,2150 1608,2152 1611,2155 1615,2157 1620,2159 1625,2161 1636,2164 1650,2167 1665,2170 1682,2173 1701,2175 1701,2226 829,2226 829,2175 849,2173 866,2170 881,2167 895,2164 906,2161 911,2159 916,2157 920,2155 923,2152 926,2150 929,2148 933,2143 935,2140 937,2138 939,2135 941,2132 942,2129 943,2126 944,2123 945,2120 947,2113 948,2106 948,2099 948,1354 140,195 84,116 64,90 57,81 51,74 45,69 40,64 37,62 34,60 31,58 28,57 24,55 21,54 18,53 14,52 11,52 7,51 4,51 0,51 0,0 931,0 931,51 912,51 894,53 876,56 868,57 859,59 855,60 851,62 848,63 844,65 841,67 838,69 836,72 834,74 832,77 830,80 829,83 827,86 826,90 826,94 825,97 825,102 825,103 825,104 826,107 827,110 829,114 833,124 839,135 856,165 880,203 1009,398 1164,622 1295,817 1303,804 1315,787 1350,738 1445,605 1559,444 1670,288 1752,163 1767,139 1777,121 1781,114 1784,109 1785,106 1785,104 1786,103 1786,102 1786,102 1786,97 1785,94 1785,90 1784,86 1783,83 1781,80 1780,77 1778,74 1776,72 1774,69 1771,67 1768,65 1765,63 1762,62 1758,60 1754,59 1738,56 1731,54 1723,53 1715,52 1708,51 1700,51 1693,51 1693,0">
            <text:p/>
          </draw:polygon>
          <draw:path draw:style-name="gr27" draw:text-style-name="P9" draw:layer="layout" svg:width="2.458cm" svg:height="2.225cm" svg:x="7.728cm" svg:y="11.442cm" svg:viewBox="0 0 2459 2226" svg:d="M1464 940l45-2 41-3 38-5 33-8 16-5 15-5 13-6 13-6 12-7 11-7 10-8 9-8 17-18 14-19 12-19 5-10 5-10 4-10 3-11 3-10 3-11 2-11 1-11 1-23-1-23-1-11-2-11-3-11-3-11-3-10-4-11-5-10-5-10-12-19-14-18-17-18-9-9-10-8-11-7-12-7-13-6-13-6-15-5-16-5-33-7-38-6-41-3-45-1h-711v466zM753 2099l1 7v7l2 7 1 3 1 3 1 3 2 3 1 3 2 3 2 2 2 3 4 5 3 2 3 2 4 3 4 2 4 2 5 2 12 3 13 3 15 3 18 3 19 2v51h-872v-51l19-2 17-3 16-3 13-3 12-3 5-2 4-2 4-2 4-3 3-2 2-2 5-5 2-3 2-2 1-3 2-3 1-3 2-3 1-3 1-3 1-7 1-7v-7-1972-7l-1-7-1-7-1-3-1-3-2-3-1-3-2-3-1-3-2-2-2-3-5-5-2-2-3-2-4-2-4-3-4-2-5-2-12-3-13-3-16-3-17-3-19-2v-51h1549l113 3 106 8 97 13 89 19 81 24 38 14 35 15 34 17 31 18 30 20 27 20 26 23 24 23 22 25 21 27 19 28 17 29 16 31 14 33 12 34 11 35 17 75 10 82 3 87-3 71-8 67-13 63-9 30-10 29-11 28-13 27-14 26-16 25-16 24-18 23-20 22-21 22-44 39-47 37-50 34-53 31-55 29-59 25-61 22-64 20 499 702 13 18 14 15 7 7 7 6 8 6 7 5 8 5 8 4 8 3 8 2 9 3 8 1 9 1h9v51h-880v-51l11-1 10-1 10-2 9-2 9-3 7-3 7-4 6-5 6-5 5-5 4-7 3-6 2-7 2-8 1-8 1-9v-1l-1-2-1-2v-2l-3-5-4-7-10-17-15-23-85-123-112-154-118-159-100-135-35-50-12-18-8-13h-415z">
            <text:p/>
          </draw:path>
          <draw:path draw:style-name="gr27" draw:text-style-name="P9" draw:layer="layout" svg:width="2.707cm" svg:height="2.225cm" svg:x="10.611cm" svg:y="11.442cm" svg:viewBox="0 0 2708 2226" svg:d="M673 2133v5 2l1 3v2l1 2 1 2 1 2 1 2 1 2 1 2 1 2 2 1 1 2 2 1 2 2 2 1 2 1 2 1 3 1 6 2 7 2 9 1 9 1h10 11v51h-749v-51l11-2 11-3 9-3 9-3 8-3 8-4 6-5 3-2 3-2 5-6 5-6 6-7 5-8 5-9 5-11 6-11 5-12 42-114 89-235 123-316 135-353 134-351 116-307 83-220 23-65 6-17 2-5v-1-1-2-3l-1-2v-3l-1-2-2-2-1-2-2-2-1-2-2-1-3-2-2-1-3-2-3-1-6-3-14-3-14-4-15-3-14-2v-51h1104v51l-16 2-14 3-7 2-6 2-6 1-6 2-2 2-3 1-2 2-2 1-2 2-2 2-1 3-2 2-1 3-1 3-1 3-1 3v4l-1 4v8 1l1 2 2 7 7 22 30 78 104 264 146 369 171 418 172 417 150 364 16 35 15 29 7 12 7 10 6 9 6 7 3 3 3 3 3 2 4 3 3 2 4 2 3 2 4 2 4 1 4 2 4 1 4 1 9 1h9v51h-833v-51l19-1 8-2 8-2 7-2 7-2 6-3 5-3 5-3 4-4 3-4 3-4 2-5 2-5 1-5v-6-1l-1-4-4-11-16-41-47-118-48-125-11-27-8-23-5-17-2-8-2-5h-1003l-67 186-41 114-21 61-3 9-2 8v3l-1 3v3zM1701 1405l-410-1007-377 1007z">
            <text:p/>
          </draw:path>
          <draw:polygon draw:style-name="gr27" draw:text-style-name="P9" draw:layer="layout" svg:width="2.335cm" svg:height="2.322cm" svg:x="2.088cm" svg:y="11.442cm" svg:viewBox="0 0 2336 2323" draw:points="2209,1710 2217,1709 2221,1709 2225,1708 2229,1707 2232,1706 2235,1705 2239,1704 2242,1702 2245,1701 2248,1699 2250,1697 2253,1694 2255,1692 2258,1689 2260,1686 2262,1683 2264,1680 2268,1672 2271,1662 2275,1651 2278,1638 2281,1624 2285,1591 2336,1591 2336,2323 2285,2323 2283,2307 2281,2293 2278,2280 2275,2269 2271,2259 2270,2255 2268,2252 2266,2248 2264,2245 2262,2243 2260,2241 2258,2239 2255,2237 2253,2236 2250,2234 2248,2233 2245,2232 2239,2230 2232,2228 2225,2227 2217,2226 2209,2226 0,2226 0,2175 19,2173 36,2170 52,2167 65,2164 77,2161 82,2159 86,2157 90,2155 94,2152 97,2150 99,2148 104,2143 106,2140 108,2138 109,2135 111,2132 112,2129 114,2126 115,2123 116,2120 117,2113 118,2106 118,2099 118,127 118,120 117,113 116,106 115,103 114,100 112,97 111,94 109,91 108,88 106,86 104,83 99,78 97,76 94,74 90,72 86,69 82,67 77,65 65,62 52,59 36,56 19,53 0,51 0,0 872,0 872,51 853,53 835,56 820,59 807,62 795,65 790,67 786,69 782,72 778,74 775,76 772,78 768,83 766,86 764,88 762,91 761,94 759,97 758,100 757,103 756,106 754,113 754,120 753,127 753,1710">
            <text:p/>
          </draw:polygon>
          <draw:polygon draw:style-name="gr27" draw:text-style-name="P9" draw:layer="layout" svg:width="2.496cm" svg:height="2.225cm" svg:x="4.729cm" svg:y="11.442cm" svg:viewBox="0 0 2497 2226" draw:points="2497,0 2497,51 2489,51 2481,52 2473,54 2469,55 2466,57 2462,58 2459,60 2455,62 2452,64 2446,69 2440,74 2428,86 2417,99 2406,113 2395,127 1583,1274 1583,2099 1583,2106 1584,2113 1585,2120 1586,2123 1588,2126 1589,2129 1590,2132 1592,2135 1593,2138 1595,2140 1597,2143 1602,2148 1604,2150 1608,2152 1611,2155 1615,2157 1620,2159 1625,2161 1636,2164 1650,2167 1665,2170 1682,2173 1701,2175 1701,2226 829,2226 829,2175 849,2173 866,2170 881,2167 895,2164 906,2161 911,2159 916,2157 920,2155 923,2152 926,2150 929,2148 933,2143 935,2140 937,2138 939,2135 941,2132 942,2129 943,2126 944,2123 945,2120 947,2113 948,2106 948,2099 948,1354 140,195 84,116 64,90 57,81 51,74 45,69 40,64 37,62 34,60 31,58 28,57 24,55 21,54 18,53 14,52 11,52 7,51 4,51 0,51 0,0 931,0 931,51 912,51 894,53 876,56 868,57 859,59 855,60 851,62 848,63 844,65 841,67 838,69 836,72 834,74 832,77 830,80 829,83 827,86 826,90 826,94 825,97 825,102 825,103 825,104 826,107 827,110 829,114 833,124 839,135 856,165 880,203 1009,398 1164,622 1295,817 1303,804 1315,787 1350,738 1445,605 1559,444 1670,288 1752,163 1767,139 1777,121 1781,114 1784,109 1785,106 1785,104 1786,103 1786,102 1786,102 1786,97 1785,94 1785,90 1784,86 1783,83 1781,80 1780,77 1778,74 1776,72 1774,69 1771,67 1768,65 1765,63 1762,62 1758,60 1754,59 1738,56 1731,54 1723,53 1715,52 1708,51 1700,51 1693,51 1693,0">
            <text:p/>
          </draw:polygon>
          <draw:path draw:style-name="gr27" draw:text-style-name="P9" draw:layer="layout" svg:width="2.458cm" svg:height="2.225cm" svg:x="7.727cm" svg:y="11.442cm" svg:viewBox="0 0 2459 2226" svg:d="M1464 940l45-2 41-3 38-5 33-8 16-5 15-5 13-6 13-6 12-7 11-7 10-8 9-8 17-18 14-19 12-19 5-10 5-10 4-10 3-11 3-10 3-11 2-11 1-11 1-23-1-23-1-11-2-11-3-11-3-11-3-10-4-11-5-10-5-10-12-19-14-18-17-18-9-9-10-8-11-7-12-7-13-6-13-6-15-5-16-5-33-7-38-6-41-3-45-1h-711v466zM753 2099l1 7v7l2 7 1 3 1 3 1 3 2 3 1 3 2 3 2 2 2 3 4 5 3 2 3 2 4 3 4 2 4 2 5 2 12 3 13 3 15 3 18 3 19 2v51h-872v-51l19-2 17-3 16-3 13-3 12-3 5-2 4-2 4-2 4-3 3-2 2-2 5-5 2-3 2-2 1-3 2-3 1-3 2-3 1-3 1-3 1-7 1-7v-7-1972-7l-1-7-1-7-1-3-1-3-2-3-1-3-2-3-1-3-2-2-2-3-5-5-2-2-3-2-4-2-4-3-4-2-5-2-12-3-13-3-16-3-17-3-19-2v-51h1549l113 3 106 8 97 13 89 19 81 24 38 14 35 15 34 17 31 18 30 20 27 20 26 23 24 23 22 25 21 27 19 28 17 29 16 31 14 33 12 34 11 35 17 75 10 82 3 87-3 71-8 67-13 63-9 30-10 29-11 28-13 27-14 26-16 25-16 24-18 23-20 22-21 22-44 39-47 37-50 34-53 31-55 29-59 25-61 22-64 20 499 702 13 18 14 15 7 7 7 6 8 6 7 5 8 5 8 4 8 3 8 2 9 3 8 1 9 1h9v51h-880v-51l11-1 10-1 10-2 9-2 9-3 7-3 7-4 6-5 6-5 5-5 4-7 3-6 2-7 2-8 1-8 1-9v-1l-1-2-1-2v-2l-3-5-4-7-10-17-15-23-85-123-112-154-118-159-100-135-35-50-12-18-8-13h-415z">
            <text:p/>
          </draw:path>
          <draw:path draw:style-name="gr27" draw:text-style-name="P9" draw:layer="layout" svg:width="2.707cm" svg:height="2.225cm" svg:x="10.61cm" svg:y="11.442cm" svg:viewBox="0 0 2708 2226" svg:d="M673 2133v5 2l1 3v2l1 2 1 2 1 2 1 2 1 2 1 2 1 2 2 1 1 2 2 1 2 2 2 1 2 1 2 1 3 1 6 2 7 2 9 1 9 1h10 11v51h-749v-51l11-2 11-3 9-3 9-3 8-3 8-4 6-5 3-2 3-2 5-6 5-6 6-7 5-8 5-9 5-11 6-11 5-12 42-114 89-235 123-316 135-353 134-351 116-307 83-220 23-65 6-17 2-5v-1-1-2-3l-1-2v-3l-1-2-2-2-1-2-2-2-1-2-2-1-3-2-2-1-3-2-3-1-6-3-14-3-14-4-15-3-14-2v-51h1104v51l-16 2-14 3-7 2-6 2-6 1-6 2-2 2-3 1-2 2-2 1-2 2-2 2-1 3-2 2-1 3-1 3-1 3-1 3v4l-1 4v8 1l1 2 2 7 7 22 30 78 104 264 146 369 171 418 172 417 150 364 16 35 15 29 7 12 7 10 6 9 6 7 3 3 3 3 3 2 4 3 3 2 4 2 3 2 4 2 4 1 4 2 4 1 4 1 9 1h9v51h-833v-51l19-1 8-2 8-2 7-2 7-2 6-3 5-3 5-3 4-4 3-4 3-4 2-5 2-5 1-5v-6-1l-1-4-4-11-16-41-47-118-48-125-11-27-8-23-5-17-2-8-2-5h-1003l-67 186-41 114-21 61-3 9-2 8v3l-1 3v3zM1701 1405l-410-1007-377 1007z">
            <text:p/>
          </draw:path>
          <draw:polygon draw:style-name="gr27" draw:text-style-name="P9" draw:layer="layout" svg:width="2.335cm" svg:height="2.322cm" svg:x="2.088cm" svg:y="11.441cm" svg:viewBox="0 0 2336 2323" draw:points="2209,1710 2217,1709 2221,1709 2225,1708 2229,1707 2232,1706 2235,1705 2239,1704 2242,1702 2245,1701 2248,1699 2250,1697 2253,1694 2255,1692 2258,1689 2260,1686 2262,1683 2264,1680 2268,1672 2271,1662 2275,1651 2278,1638 2281,1624 2285,1591 2336,1591 2336,2323 2285,2323 2283,2307 2281,2293 2278,2280 2275,2269 2271,2259 2270,2255 2268,2252 2266,2248 2264,2245 2262,2243 2260,2241 2258,2239 2255,2237 2253,2236 2250,2234 2248,2233 2245,2232 2239,2230 2232,2228 2225,2227 2217,2226 2209,2226 0,2226 0,2175 19,2173 36,2170 52,2167 65,2164 77,2161 82,2159 86,2157 90,2155 94,2152 97,2150 99,2148 104,2143 106,2140 108,2138 109,2135 111,2132 112,2129 114,2126 115,2123 116,2120 117,2113 118,2106 118,2099 118,127 118,120 117,113 116,106 115,103 114,100 112,97 111,94 109,91 108,88 106,86 104,83 99,78 97,76 94,74 90,72 86,69 82,67 77,65 65,62 52,59 36,56 19,53 0,51 0,0 872,0 872,51 853,53 835,56 820,59 807,62 795,65 790,67 786,69 782,72 778,74 775,76 772,78 768,83 766,86 764,88 762,91 761,94 759,97 758,100 757,103 756,106 754,113 754,120 753,127 753,1710">
            <text:p/>
          </draw:polygon>
          <draw:polygon draw:style-name="gr27" draw:text-style-name="P9" draw:layer="layout" svg:width="2.496cm" svg:height="2.225cm" svg:x="4.729cm" svg:y="11.441cm" svg:viewBox="0 0 2497 2226" draw:points="2497,0 2497,51 2489,51 2481,52 2473,54 2469,55 2466,57 2462,58 2459,60 2455,62 2452,64 2446,69 2440,74 2428,86 2417,99 2406,113 2395,127 1583,1274 1583,2099 1583,2106 1584,2113 1585,2120 1586,2123 1588,2126 1589,2129 1590,2132 1592,2135 1593,2138 1595,2140 1597,2143 1602,2148 1604,2150 1608,2152 1611,2155 1615,2157 1620,2159 1625,2161 1636,2164 1650,2167 1665,2170 1682,2173 1701,2175 1701,2226 829,2226 829,2175 849,2173 866,2170 881,2167 895,2164 906,2161 911,2159 916,2157 920,2155 923,2152 926,2150 929,2148 933,2143 935,2140 937,2138 939,2135 941,2132 942,2129 943,2126 944,2123 945,2120 947,2113 948,2106 948,2099 948,1354 140,195 84,116 64,90 57,81 51,74 45,69 40,64 37,62 34,60 31,58 28,57 24,55 21,54 18,53 14,52 11,52 7,51 4,51 0,51 0,0 931,0 931,51 912,51 894,53 876,56 868,57 859,59 855,60 851,62 848,63 844,65 841,67 838,69 836,72 834,74 832,77 830,80 829,83 827,86 826,90 826,94 825,97 825,102 825,103 825,104 826,107 827,110 829,114 833,124 839,135 856,165 880,203 1009,398 1164,622 1295,817 1303,804 1315,787 1350,738 1445,605 1559,444 1670,288 1752,163 1767,139 1777,121 1781,114 1784,109 1785,106 1785,104 1786,103 1786,102 1786,102 1786,97 1785,94 1785,90 1784,86 1783,83 1781,80 1780,77 1778,74 1776,72 1774,69 1771,67 1768,65 1765,63 1762,62 1758,60 1754,59 1738,56 1731,54 1723,53 1715,52 1708,51 1700,51 1693,51 1693,0">
            <text:p/>
          </draw:polygon>
          <draw:path draw:style-name="gr27" draw:text-style-name="P9" draw:layer="layout" svg:width="2.458cm" svg:height="2.225cm" svg:x="7.727cm" svg:y="11.441cm" svg:viewBox="0 0 2459 2226" svg:d="M1464 940l45-2 41-3 38-5 33-8 16-5 15-5 13-6 13-6 12-7 11-7 10-8 9-8 17-18 14-19 12-19 5-10 5-10 4-10 3-11 3-10 3-11 2-11 1-11 1-23-1-23-1-11-2-11-3-11-3-11-3-10-4-11-5-10-5-10-12-19-14-18-17-18-9-9-10-8-11-7-12-7-13-6-13-6-15-5-16-5-33-7-38-6-41-3-45-1h-711v466zM753 2099l1 7v7l2 7 1 3 1 3 1 3 2 3 1 3 2 3 2 2 2 3 4 5 3 2 3 2 4 3 4 2 4 2 5 2 12 3 13 3 15 3 18 3 19 2v51h-872v-51l19-2 17-3 16-3 13-3 12-3 5-2 4-2 4-2 4-3 3-2 2-2 5-5 2-3 2-2 1-3 2-3 1-3 2-3 1-3 1-3 1-7 1-7v-7-1972-7l-1-7-1-7-1-3-1-3-2-3-1-3-2-3-1-3-2-2-2-3-5-5-2-2-3-2-4-2-4-3-4-2-5-2-12-3-13-3-16-3-17-3-19-2v-51h1549l113 3 106 8 97 13 89 19 81 24 38 14 35 15 34 17 31 18 30 20 27 20 26 23 24 23 22 25 21 27 19 28 17 29 16 31 14 33 12 34 11 35 17 75 10 82 3 87-3 71-8 67-13 63-9 30-10 29-11 28-13 27-14 26-16 25-16 24-18 23-20 22-21 22-44 39-47 37-50 34-53 31-55 29-59 25-61 22-64 20 499 702 13 18 14 15 7 7 7 6 8 6 7 5 8 5 8 4 8 3 8 2 9 3 8 1 9 1h9v51h-880v-51l11-1 10-1 10-2 9-2 9-3 7-3 7-4 6-5 6-5 5-5 4-7 3-6 2-7 2-8 1-8 1-9v-1l-1-2-1-2v-2l-3-5-4-7-10-17-15-23-85-123-112-154-118-159-100-135-35-50-12-18-8-13h-415z">
            <text:p/>
          </draw:path>
          <draw:path draw:style-name="gr27" draw:text-style-name="P9" draw:layer="layout" svg:width="2.707cm" svg:height="2.225cm" svg:x="10.609cm" svg:y="11.441cm" svg:viewBox="0 0 2708 2226" svg:d="M673 2133v5 2l1 3v2l1 2 1 2 1 2 1 2 1 2 1 2 1 2 2 1 1 2 2 1 2 2 2 1 2 1 2 1 3 1 6 2 7 2 9 1 9 1h10 11v51h-749v-51l11-2 11-3 9-3 9-3 8-3 8-4 6-5 3-2 3-2 5-6 5-6 6-7 5-8 5-9 5-11 6-11 5-12 42-114 89-235 123-316 135-353 134-351 116-307 83-220 23-65 6-17 2-5v-1-1-2-3l-1-2v-3l-1-2-2-2-1-2-2-2-1-2-2-1-3-2-2-1-3-2-3-1-6-3-14-3-14-4-15-3-14-2v-51h1104v51l-16 2-14 3-7 2-6 2-6 1-6 2-2 2-3 1-2 2-2 1-2 2-2 2-1 3-2 2-1 3-1 3-1 3-1 3v4l-1 4v8 1l1 2 2 7 7 22 30 78 104 264 146 369 171 418 172 417 150 364 16 35 15 29 7 12 7 10 6 9 6 7 3 3 3 3 3 2 4 3 3 2 4 2 3 2 4 2 4 1 4 2 4 1 4 1 9 1h9v51h-833v-51l19-1 8-2 8-2 7-2 7-2 6-3 5-3 5-3 4-4 3-4 3-4 2-5 2-5 1-5v-6-1l-1-4-4-11-16-41-47-118-48-125-11-27-8-23-5-17-2-8-2-5h-1003l-67 186-41 114-21 61-3 9-2 8v3l-1 3v3zM1701 1405l-410-1007-377 1007z">
            <text:p/>
          </draw:path>
          <draw:polygon draw:style-name="gr27" draw:text-style-name="P9" draw:layer="layout" svg:width="2.335cm" svg:height="2.322cm" svg:x="2.088cm" svg:y="11.44cm" svg:viewBox="0 0 2336 2323" draw:points="2209,1710 2217,1709 2221,1709 2225,1708 2229,1707 2232,1706 2235,1705 2239,1704 2242,1702 2245,1701 2248,1699 2250,1697 2253,1694 2255,1692 2258,1689 2260,1686 2262,1683 2264,1680 2268,1672 2271,1662 2275,1651 2278,1638 2281,1624 2285,1591 2336,1591 2336,2323 2285,2323 2283,2307 2281,2293 2278,2280 2275,2269 2271,2259 2270,2255 2268,2252 2266,2248 2264,2245 2262,2243 2260,2241 2258,2239 2255,2237 2253,2236 2250,2234 2248,2233 2245,2232 2239,2230 2232,2228 2225,2227 2217,2226 2209,2226 0,2226 0,2175 19,2173 36,2170 52,2167 65,2164 77,2161 82,2159 86,2157 90,2155 94,2152 97,2150 99,2148 104,2143 106,2140 108,2138 109,2135 111,2132 112,2129 114,2126 115,2123 116,2120 117,2113 118,2106 118,2099 118,127 118,120 117,113 116,106 115,103 114,100 112,97 111,94 109,91 108,88 106,86 104,83 99,78 97,76 94,74 90,72 86,69 82,67 77,65 65,62 52,59 36,56 19,53 0,51 0,0 872,0 872,51 853,53 835,56 820,59 807,62 795,65 790,67 786,69 782,72 778,74 775,76 772,78 768,83 766,86 764,88 762,91 761,94 759,97 758,100 757,103 756,106 754,113 754,120 753,127 753,1710">
            <text:p/>
          </draw:polygon>
          <draw:polygon draw:style-name="gr27" draw:text-style-name="P9" draw:layer="layout" svg:width="2.496cm" svg:height="2.225cm" svg:x="4.729cm" svg:y="11.44cm" svg:viewBox="0 0 2497 2226" draw:points="2497,0 2497,51 2489,51 2481,52 2473,54 2469,55 2466,57 2462,58 2459,60 2455,62 2452,64 2446,69 2440,74 2428,86 2417,99 2406,113 2395,127 1583,1274 1583,2099 1583,2106 1584,2113 1585,2120 1586,2123 1588,2126 1589,2129 1590,2132 1592,2135 1593,2138 1595,2140 1597,2143 1602,2148 1604,2150 1608,2152 1611,2155 1615,2157 1620,2159 1625,2161 1636,2164 1650,2167 1665,2170 1682,2173 1701,2175 1701,2226 829,2226 829,2175 849,2173 866,2170 881,2167 895,2164 906,2161 911,2159 916,2157 920,2155 923,2152 926,2150 929,2148 933,2143 935,2140 937,2138 939,2135 941,2132 942,2129 943,2126 944,2123 945,2120 947,2113 948,2106 948,2099 948,1354 140,195 84,116 64,90 57,81 51,74 45,69 40,64 37,62 34,60 31,58 28,57 24,55 21,54 18,53 14,52 11,52 7,51 4,51 0,51 0,0 931,0 931,51 912,51 894,53 876,56 868,57 859,59 855,60 851,62 848,63 844,65 841,67 838,69 836,72 834,74 832,77 830,80 829,83 827,86 826,90 826,94 825,97 825,102 825,103 825,104 826,107 827,110 829,114 833,124 839,135 856,165 880,203 1009,398 1164,622 1295,817 1303,804 1315,787 1350,738 1445,605 1559,444 1670,288 1752,163 1767,139 1777,121 1781,114 1784,109 1785,106 1785,104 1786,103 1786,102 1786,102 1786,97 1785,94 1785,90 1784,86 1783,83 1781,80 1780,77 1778,74 1776,72 1774,69 1771,67 1768,65 1765,63 1762,62 1758,60 1754,59 1738,56 1731,54 1723,53 1715,52 1708,51 1700,51 1693,51 1693,0">
            <text:p/>
          </draw:polygon>
          <draw:path draw:style-name="gr27" draw:text-style-name="P9" draw:layer="layout" svg:width="2.458cm" svg:height="2.225cm" svg:x="7.727cm" svg:y="11.44cm" svg:viewBox="0 0 2459 2226" svg:d="M1464 940l45-2 41-3 38-5 33-8 16-5 15-5 13-6 13-6 12-7 11-7 10-8 9-8 17-18 14-19 12-19 5-10 5-10 4-10 3-11 3-10 3-11 2-11 1-11 1-23-1-23-1-11-2-11-3-11-3-11-3-10-4-11-5-10-5-10-12-19-14-18-17-18-9-9-10-8-11-7-12-7-13-6-13-6-15-5-16-5-33-7-38-6-41-3-45-1h-711v466zM753 2099l1 7v7l2 7 1 3 1 3 1 3 2 3 1 3 2 3 2 2 2 3 4 5 3 2 3 2 4 3 4 2 4 2 5 2 12 3 13 3 15 3 18 3 19 2v51h-872v-51l19-2 17-3 16-3 13-3 12-3 5-2 4-2 4-2 4-3 3-2 2-2 5-5 2-3 2-2 1-3 2-3 1-3 2-3 1-3 1-3 1-7 1-7v-7-1972-7l-1-7-1-7-1-3-1-3-2-3-1-3-2-3-1-3-2-2-2-3-5-5-2-2-3-2-4-2-4-3-4-2-5-2-12-3-13-3-16-3-17-3-19-2v-51h1549l113 3 106 8 97 13 89 19 81 24 38 14 35 15 34 17 31 18 30 20 27 20 26 23 24 23 22 25 21 27 19 28 17 29 16 31 14 33 12 34 11 35 17 75 10 82 3 87-3 71-8 67-13 63-9 30-10 29-11 28-13 27-14 26-16 25-16 24-18 23-20 22-21 22-44 39-47 37-50 34-53 31-55 29-59 25-61 22-64 20 499 702 13 18 14 15 7 7 7 6 8 6 7 5 8 5 8 4 8 3 8 2 9 3 8 1 9 1h9v51h-880v-51l11-1 10-1 10-2 9-2 9-3 7-3 7-4 6-5 6-5 5-5 4-7 3-6 2-7 2-8 1-8 1-9v-1l-1-2-1-2v-2l-3-5-4-7-10-17-15-23-85-123-112-154-118-159-100-135-35-50-12-18-8-13h-415z">
            <text:p/>
          </draw:path>
          <draw:path draw:style-name="gr27" draw:text-style-name="P9" draw:layer="layout" svg:width="2.707cm" svg:height="2.225cm" svg:x="10.61cm" svg:y="11.44cm" svg:viewBox="0 0 2708 2226" svg:d="M673 2133v5 2l1 3v2l1 2 1 2 1 2 1 2 1 2 1 2 1 2 2 1 1 2 2 1 2 2 2 1 2 1 2 1 3 1 6 2 7 2 9 1 9 1h10 11v51h-749v-51l11-2 11-3 9-3 9-3 8-3 8-4 6-5 3-2 3-2 5-6 5-6 6-7 5-8 5-9 5-11 6-11 5-12 42-114 89-235 123-316 135-353 134-351 116-307 83-220 23-65 6-17 2-5v-1-1-2-3l-1-2v-3l-1-2-2-2-1-2-2-2-1-2-2-1-3-2-2-1-3-2-3-1-6-3-14-3-14-4-15-3-14-2v-51h1104v51l-16 2-14 3-7 2-6 2-6 1-6 2-2 2-3 1-2 2-2 1-2 2-2 2-1 3-2 2-1 3-1 3-1 3-1 3v4l-1 4v8 1l1 2 2 7 7 22 30 78 104 264 146 369 171 418 172 417 150 364 16 35 15 29 7 12 7 10 6 9 6 7 3 3 3 3 3 2 4 3 3 2 4 2 3 2 4 2 4 1 4 2 4 1 4 1 9 1h9v51h-833v-51l19-1 8-2 8-2 7-2 7-2 6-3 5-3 5-3 4-4 3-4 3-4 2-5 2-5 1-5v-6-1l-1-4-4-11-16-41-47-118-48-125-11-27-8-23-5-17-2-8-2-5h-1003l-67 186-41 114-21 61-3 9-2 8v3l-1 3v3zM1701 1405l-410-1007-377 1007z">
            <text:p/>
          </draw:path>
          <draw:polygon draw:style-name="gr27" draw:text-style-name="P9" draw:layer="layout" svg:width="2.335cm" svg:height="2.322cm" svg:x="2.089cm" svg:y="11.44cm" svg:viewBox="0 0 2336 2323" draw:points="2209,1710 2217,1709 2221,1709 2225,1708 2229,1707 2232,1706 2235,1705 2239,1704 2242,1702 2245,1701 2248,1699 2250,1697 2253,1694 2255,1692 2258,1689 2260,1686 2262,1683 2264,1680 2268,1672 2271,1662 2275,1651 2278,1638 2281,1624 2285,1591 2336,1591 2336,2323 2285,2323 2283,2307 2281,2293 2278,2280 2275,2269 2271,2259 2270,2255 2268,2252 2266,2248 2264,2245 2262,2243 2260,2241 2258,2239 2255,2237 2253,2236 2250,2234 2248,2233 2245,2232 2239,2230 2232,2228 2225,2227 2217,2226 2209,2226 0,2226 0,2175 19,2173 36,2170 52,2167 65,2164 77,2161 82,2159 86,2157 90,2155 94,2152 97,2150 99,2148 104,2143 106,2140 108,2138 109,2135 111,2132 112,2129 114,2126 115,2123 116,2120 117,2113 118,2106 118,2099 118,127 118,120 117,113 116,106 115,103 114,100 112,97 111,94 109,91 108,88 106,86 104,83 99,78 97,76 94,74 90,72 86,69 82,67 77,65 65,62 52,59 36,56 19,53 0,51 0,0 872,0 872,51 853,53 835,56 820,59 807,62 795,65 790,67 786,69 782,72 778,74 775,76 772,78 768,83 766,86 764,88 762,91 761,94 759,97 758,100 757,103 756,106 754,113 754,120 753,127 753,1710">
            <text:p/>
          </draw:polygon>
          <draw:polygon draw:style-name="gr27" draw:text-style-name="P9" draw:layer="layout" svg:width="2.496cm" svg:height="2.225cm" svg:x="4.73cm" svg:y="11.44cm" svg:viewBox="0 0 2497 2226" draw:points="2497,0 2497,51 2489,51 2481,52 2473,54 2469,55 2466,57 2462,58 2459,60 2455,62 2452,64 2446,69 2440,74 2428,86 2417,99 2406,113 2395,127 1583,1274 1583,2099 1583,2106 1584,2113 1585,2120 1586,2123 1588,2126 1589,2129 1590,2132 1592,2135 1593,2138 1595,2140 1597,2143 1602,2148 1604,2150 1608,2152 1611,2155 1615,2157 1620,2159 1625,2161 1636,2164 1650,2167 1665,2170 1682,2173 1701,2175 1701,2226 829,2226 829,2175 849,2173 866,2170 881,2167 895,2164 906,2161 911,2159 916,2157 920,2155 923,2152 926,2150 929,2148 933,2143 935,2140 937,2138 939,2135 941,2132 942,2129 943,2126 944,2123 945,2120 947,2113 948,2106 948,2099 948,1354 140,195 84,116 64,90 57,81 51,74 45,69 40,64 37,62 34,60 31,58 28,57 24,55 21,54 18,53 14,52 11,52 7,51 4,51 0,51 0,0 931,0 931,51 912,51 894,53 876,56 868,57 859,59 855,60 851,62 848,63 844,65 841,67 838,69 836,72 834,74 832,77 830,80 829,83 827,86 826,90 826,94 825,97 825,102 825,103 825,104 826,107 827,110 829,114 833,124 839,135 856,165 880,203 1009,398 1164,622 1295,817 1303,804 1315,787 1350,738 1445,605 1559,444 1670,288 1752,163 1767,139 1777,121 1781,114 1784,109 1785,106 1785,104 1786,103 1786,102 1786,102 1786,97 1785,94 1785,90 1784,86 1783,83 1781,80 1780,77 1778,74 1776,72 1774,69 1771,67 1768,65 1765,63 1762,62 1758,60 1754,59 1738,56 1731,54 1723,53 1715,52 1708,51 1700,51 1693,51 1693,0">
            <text:p/>
          </draw:polygon>
          <draw:path draw:style-name="gr27" draw:text-style-name="P9" draw:layer="layout" svg:width="2.458cm" svg:height="2.225cm" svg:x="7.728cm" svg:y="11.44cm" svg:viewBox="0 0 2459 2226" svg:d="M1464 940l45-2 41-3 38-5 33-8 16-5 15-5 13-6 13-6 12-7 11-7 10-8 9-8 17-18 14-19 12-19 5-10 5-10 4-10 3-11 3-10 3-11 2-11 1-11 1-23-1-23-1-11-2-11-3-11-3-11-3-10-4-11-5-10-5-10-12-19-14-18-17-18-9-9-10-8-11-7-12-7-13-6-13-6-15-5-16-5-33-7-38-6-41-3-45-1h-711v466zM753 2099l1 7v7l2 7 1 3 1 3 1 3 2 3 1 3 2 3 2 2 2 3 4 5 3 2 3 2 4 3 4 2 4 2 5 2 12 3 13 3 15 3 18 3 19 2v51h-872v-51l19-2 17-3 16-3 13-3 12-3 5-2 4-2 4-2 4-3 3-2 2-2 5-5 2-3 2-2 1-3 2-3 1-3 2-3 1-3 1-3 1-7 1-7v-7-1972-7l-1-7-1-7-1-3-1-3-2-3-1-3-2-3-1-3-2-2-2-3-5-5-2-2-3-2-4-2-4-3-4-2-5-2-12-3-13-3-16-3-17-3-19-2v-51h1549l113 3 106 8 97 13 89 19 81 24 38 14 35 15 34 17 31 18 30 20 27 20 26 23 24 23 22 25 21 27 19 28 17 29 16 31 14 33 12 34 11 35 17 75 10 82 3 87-3 71-8 67-13 63-9 30-10 29-11 28-13 27-14 26-16 25-16 24-18 23-20 22-21 22-44 39-47 37-50 34-53 31-55 29-59 25-61 22-64 20 499 702 13 18 14 15 7 7 7 6 8 6 7 5 8 5 8 4 8 3 8 2 9 3 8 1 9 1h9v51h-880v-51l11-1 10-1 10-2 9-2 9-3 7-3 7-4 6-5 6-5 5-5 4-7 3-6 2-7 2-8 1-8 1-9v-1l-1-2-1-2v-2l-3-5-4-7-10-17-15-23-85-123-112-154-118-159-100-135-35-50-12-18-8-13h-415z">
            <text:p/>
          </draw:path>
          <draw:path draw:style-name="gr27" draw:text-style-name="P9" draw:layer="layout" svg:width="2.707cm" svg:height="2.225cm" svg:x="10.611cm" svg:y="11.44cm" svg:viewBox="0 0 2708 2226" svg:d="M673 2133v5 2l1 3v2l1 2 1 2 1 2 1 2 1 2 1 2 1 2 2 1 1 2 2 1 2 2 2 1 2 1 2 1 3 1 6 2 7 2 9 1 9 1h10 11v51h-749v-51l11-2 11-3 9-3 9-3 8-3 8-4 6-5 3-2 3-2 5-6 5-6 6-7 5-8 5-9 5-11 6-11 5-12 42-114 89-235 123-316 135-353 134-351 116-307 83-220 23-65 6-17 2-5v-1-1-2-3l-1-2v-3l-1-2-2-2-1-2-2-2-1-2-2-1-3-2-2-1-3-2-3-1-6-3-14-3-14-4-15-3-14-2v-51h1104v51l-16 2-14 3-7 2-6 2-6 1-6 2-2 2-3 1-2 2-2 1-2 2-2 2-1 3-2 2-1 3-1 3-1 3-1 3v4l-1 4v8 1l1 2 2 7 7 22 30 78 104 264 146 369 171 418 172 417 150 364 16 35 15 29 7 12 7 10 6 9 6 7 3 3 3 3 3 2 4 3 3 2 4 2 3 2 4 2 4 1 4 2 4 1 4 1 9 1h9v51h-833v-51l19-1 8-2 8-2 7-2 7-2 6-3 5-3 5-3 4-4 3-4 3-4 2-5 2-5 1-5v-6-1l-1-4-4-11-16-41-47-118-48-125-11-27-8-23-5-17-2-8-2-5h-1003l-67 186-41 114-21 61-3 9-2 8v3l-1 3v3zM1701 1405l-410-1007-377 1007z">
            <text:p/>
          </draw:path>
          <draw:polygon draw:style-name="gr27" draw:text-style-name="P9" draw:layer="layout" svg:width="2.335cm" svg:height="2.322cm" svg:x="2.09cm" svg:y="11.44cm" svg:viewBox="0 0 2336 2323" draw:points="2209,1710 2217,1709 2221,1709 2225,1708 2229,1707 2232,1706 2235,1705 2239,1704 2242,1702 2245,1701 2248,1699 2250,1697 2253,1694 2255,1692 2258,1689 2260,1686 2262,1683 2264,1680 2268,1672 2271,1662 2275,1651 2278,1638 2281,1624 2285,1591 2336,1591 2336,2323 2285,2323 2283,2307 2281,2293 2278,2280 2275,2269 2271,2259 2270,2255 2268,2252 2266,2248 2264,2245 2262,2243 2260,2241 2258,2239 2255,2237 2253,2236 2250,2234 2248,2233 2245,2232 2239,2230 2232,2228 2225,2227 2217,2226 2209,2226 0,2226 0,2175 19,2173 36,2170 52,2167 65,2164 77,2161 82,2159 86,2157 90,2155 94,2152 97,2150 99,2148 104,2143 106,2140 108,2138 109,2135 111,2132 112,2129 114,2126 115,2123 116,2120 117,2113 118,2106 118,2099 118,127 118,120 117,113 116,106 115,103 114,100 112,97 111,94 109,91 108,88 106,86 104,83 99,78 97,76 94,74 90,72 86,69 82,67 77,65 65,62 52,59 36,56 19,53 0,51 0,0 872,0 872,51 853,53 835,56 820,59 807,62 795,65 790,67 786,69 782,72 778,74 775,76 772,78 768,83 766,86 764,88 762,91 761,94 759,97 758,100 757,103 756,106 754,113 754,120 753,127 753,1710">
            <text:p/>
          </draw:polygon>
          <draw:polygon draw:style-name="gr27" draw:text-style-name="P9" draw:layer="layout" svg:width="2.496cm" svg:height="2.225cm" svg:x="4.731cm" svg:y="11.44cm" svg:viewBox="0 0 2497 2226" draw:points="2497,0 2497,51 2489,51 2481,52 2473,54 2469,55 2466,57 2462,58 2459,60 2455,62 2452,64 2446,69 2440,74 2428,86 2417,99 2406,113 2395,127 1583,1274 1583,2099 1583,2106 1584,2113 1585,2120 1586,2123 1588,2126 1589,2129 1590,2132 1592,2135 1593,2138 1595,2140 1597,2143 1602,2148 1604,2150 1608,2152 1611,2155 1615,2157 1620,2159 1625,2161 1636,2164 1650,2167 1665,2170 1682,2173 1701,2175 1701,2226 829,2226 829,2175 849,2173 866,2170 881,2167 895,2164 906,2161 911,2159 916,2157 920,2155 923,2152 926,2150 929,2148 933,2143 935,2140 937,2138 939,2135 941,2132 942,2129 943,2126 944,2123 945,2120 947,2113 948,2106 948,2099 948,1354 140,195 84,116 64,90 57,81 51,74 45,69 40,64 37,62 34,60 31,58 28,57 24,55 21,54 18,53 14,52 11,52 7,51 4,51 0,51 0,0 931,0 931,51 912,51 894,53 876,56 868,57 859,59 855,60 851,62 848,63 844,65 841,67 838,69 836,72 834,74 832,77 830,80 829,83 827,86 826,90 826,94 825,97 825,102 825,103 825,104 826,107 827,110 829,114 833,124 839,135 856,165 880,203 1009,398 1164,622 1295,817 1303,804 1315,787 1350,738 1445,605 1559,444 1670,288 1752,163 1767,139 1777,121 1781,114 1784,109 1785,106 1785,104 1786,103 1786,102 1786,102 1786,97 1785,94 1785,90 1784,86 1783,83 1781,80 1780,77 1778,74 1776,72 1774,69 1771,67 1768,65 1765,63 1762,62 1758,60 1754,59 1738,56 1731,54 1723,53 1715,52 1708,51 1700,51 1693,51 1693,0">
            <text:p/>
          </draw:polygon>
          <draw:path draw:style-name="gr27" draw:text-style-name="P9" draw:layer="layout" svg:width="2.458cm" svg:height="2.225cm" svg:x="7.729cm" svg:y="11.44cm" svg:viewBox="0 0 2459 2226" svg:d="M1464 940l45-2 41-3 38-5 33-8 16-5 15-5 13-6 13-6 12-7 11-7 10-8 9-8 17-18 14-19 12-19 5-10 5-10 4-10 3-11 3-10 3-11 2-11 1-11 1-23-1-23-1-11-2-11-3-11-3-11-3-10-4-11-5-10-5-10-12-19-14-18-17-18-9-9-10-8-11-7-12-7-13-6-13-6-15-5-16-5-33-7-38-6-41-3-45-1h-711v466zM753 2099l1 7v7l2 7 1 3 1 3 1 3 2 3 1 3 2 3 2 2 2 3 4 5 3 2 3 2 4 3 4 2 4 2 5 2 12 3 13 3 15 3 18 3 19 2v51h-872v-51l19-2 17-3 16-3 13-3 12-3 5-2 4-2 4-2 4-3 3-2 2-2 5-5 2-3 2-2 1-3 2-3 1-3 2-3 1-3 1-3 1-7 1-7v-7-1972-7l-1-7-1-7-1-3-1-3-2-3-1-3-2-3-1-3-2-2-2-3-5-5-2-2-3-2-4-2-4-3-4-2-5-2-12-3-13-3-16-3-17-3-19-2v-51h1549l113 3 106 8 97 13 89 19 81 24 38 14 35 15 34 17 31 18 30 20 27 20 26 23 24 23 22 25 21 27 19 28 17 29 16 31 14 33 12 34 11 35 17 75 10 82 3 87-3 71-8 67-13 63-9 30-10 29-11 28-13 27-14 26-16 25-16 24-18 23-20 22-21 22-44 39-47 37-50 34-53 31-55 29-59 25-61 22-64 20 499 702 13 18 14 15 7 7 7 6 8 6 7 5 8 5 8 4 8 3 8 2 9 3 8 1 9 1h9v51h-880v-51l11-1 10-1 10-2 9-2 9-3 7-3 7-4 6-5 6-5 5-5 4-7 3-6 2-7 2-8 1-8 1-9v-1l-1-2-1-2v-2l-3-5-4-7-10-17-15-23-85-123-112-154-118-159-100-135-35-50-12-18-8-13h-415z">
            <text:p/>
          </draw:path>
          <draw:path draw:style-name="gr27" draw:text-style-name="P9" draw:layer="layout" svg:width="2.707cm" svg:height="2.225cm" svg:x="10.611cm" svg:y="11.44cm" svg:viewBox="0 0 2708 2226" svg:d="M673 2133v5 2l1 3v2l1 2 1 2 1 2 1 2 1 2 1 2 1 2 2 1 1 2 2 1 2 2 2 1 2 1 2 1 3 1 6 2 7 2 9 1 9 1h10 11v51h-749v-51l11-2 11-3 9-3 9-3 8-3 8-4 6-5 3-2 3-2 5-6 5-6 6-7 5-8 5-9 5-11 6-11 5-12 42-114 89-235 123-316 135-353 134-351 116-307 83-220 23-65 6-17 2-5v-1-1-2-3l-1-2v-3l-1-2-2-2-1-2-2-2-1-2-2-1-3-2-2-1-3-2-3-1-6-3-14-3-14-4-15-3-14-2v-51h1104v51l-16 2-14 3-7 2-6 2-6 1-6 2-2 2-3 1-2 2-2 1-2 2-2 2-1 3-2 2-1 3-1 3-1 3-1 3v4l-1 4v8 1l1 2 2 7 7 22 30 78 104 264 146 369 171 418 172 417 150 364 16 35 15 29 7 12 7 10 6 9 6 7 3 3 3 3 3 2 4 3 3 2 4 2 3 2 4 2 4 1 4 2 4 1 4 1 9 1h9v51h-833v-51l19-1 8-2 8-2 7-2 7-2 6-3 5-3 5-3 4-4 3-4 3-4 2-5 2-5 1-5v-6-1l-1-4-4-11-16-41-47-118-48-125-11-27-8-23-5-17-2-8-2-5h-1003l-67 186-41 114-21 61-3 9-2 8v3l-1 3v3zM1701 1405l-410-1007-377 1007z">
            <text:p/>
          </draw:path>
          <draw:polygon draw:style-name="gr28" draw:text-style-name="P10" draw:layer="layout" svg:width="2.335cm" svg:height="2.322cm" svg:x="2.089cm" svg:y="11.441cm" svg:viewBox="0 0 2336 2323" draw:points="2209,1710 2217,1709 2221,1709 2225,1708 2229,1707 2232,1706 2235,1705 2239,1704 2242,1702 2245,1701 2248,1699 2250,1697 2253,1694 2255,1692 2258,1689 2260,1686 2262,1683 2264,1680 2268,1672 2271,1662 2275,1651 2278,1638 2281,1624 2285,1591 2336,1591 2336,2323 2285,2323 2283,2307 2281,2293 2278,2280 2275,2269 2271,2259 2270,2255 2268,2252 2266,2248 2264,2245 2262,2243 2260,2241 2258,2239 2255,2237 2253,2236 2250,2234 2248,2233 2245,2232 2239,2230 2232,2228 2225,2227 2217,2226 2209,2226 0,2226 0,2175 19,2173 36,2170 52,2167 65,2164 77,2161 82,2159 86,2157 90,2155 94,2152 97,2150 99,2148 104,2143 106,2140 108,2138 109,2135 111,2132 112,2129 114,2126 115,2123 116,2120 117,2113 118,2106 118,2099 118,127 118,120 117,113 116,106 115,103 114,100 112,97 111,94 109,91 108,88 106,86 104,83 99,78 97,76 94,74 90,72 86,69 82,67 77,65 65,62 52,59 36,56 19,53 0,51 0,0 872,0 872,51 853,53 835,56 820,59 807,62 795,65 790,67 786,69 782,72 778,74 775,76 772,78 768,83 766,86 764,88 762,91 761,94 759,97 758,100 757,103 756,106 754,113 754,120 753,127 753,1710">
            <text:p/>
          </draw:polygon>
          <draw:polygon draw:style-name="gr28" draw:text-style-name="P10" draw:layer="layout" svg:width="2.496cm" svg:height="2.225cm" svg:x="4.73cm" svg:y="11.441cm" svg:viewBox="0 0 2497 2226" draw:points="2497,0 2497,51 2489,51 2481,52 2473,54 2469,55 2466,57 2462,58 2459,60 2455,62 2452,64 2446,69 2440,74 2428,86 2417,99 2406,113 2395,127 1583,1274 1583,2099 1583,2106 1584,2113 1585,2120 1586,2123 1588,2126 1589,2129 1590,2132 1592,2135 1593,2138 1595,2140 1597,2143 1602,2148 1604,2150 1608,2152 1611,2155 1615,2157 1620,2159 1625,2161 1636,2164 1650,2167 1665,2170 1682,2173 1701,2175 1701,2226 829,2226 829,2175 849,2173 866,2170 881,2167 895,2164 906,2161 911,2159 916,2157 920,2155 923,2152 926,2150 929,2148 933,2143 935,2140 937,2138 939,2135 941,2132 942,2129 943,2126 944,2123 945,2120 947,2113 948,2106 948,2099 948,1354 140,195 84,116 64,90 57,81 51,74 45,69 40,64 37,62 34,60 31,58 28,57 24,55 21,54 18,53 14,52 11,52 7,51 4,51 0,51 0,0 931,0 931,51 912,51 894,53 876,56 868,57 859,59 855,60 851,62 848,63 844,65 841,67 838,69 836,72 834,74 832,77 830,80 829,83 827,86 826,90 826,94 825,97 825,102 825,103 825,104 826,107 827,110 829,114 833,124 839,135 856,165 880,203 1009,398 1164,622 1295,817 1303,804 1315,787 1350,738 1445,605 1559,444 1670,288 1752,163 1767,139 1777,121 1781,114 1784,109 1785,106 1785,104 1786,103 1786,102 1786,102 1786,97 1785,94 1785,90 1784,86 1783,83 1781,80 1780,77 1778,74 1776,72 1774,69 1771,67 1768,65 1765,63 1762,62 1758,60 1754,59 1738,56 1731,54 1723,53 1715,52 1708,51 1700,51 1693,51 1693,0">
            <text:p/>
          </draw:polygon>
          <draw:path draw:style-name="gr28" draw:text-style-name="P10" draw:layer="layout" svg:width="2.458cm" svg:height="2.225cm" svg:x="7.728cm" svg:y="11.441cm" svg:viewBox="0 0 2459 2226" svg:d="M1464 940l45-2 41-3 38-5 33-8 16-5 15-5 13-6 13-6 12-7 11-7 10-8 9-8 17-18 14-19 12-19 5-10 5-10 4-10 3-11 3-10 3-11 2-11 1-11 1-23-1-23-1-11-2-11-3-11-3-11-3-10-4-11-5-10-5-10-12-19-14-18-17-18-9-9-10-8-11-7-12-7-13-6-13-6-15-5-16-5-33-7-38-6-41-3-45-1h-711v466zM753 2099l1 7v7l2 7 1 3 1 3 1 3 2 3 1 3 2 3 2 2 2 3 4 5 3 2 3 2 4 3 4 2 4 2 5 2 12 3 13 3 15 3 18 3 19 2v51h-872v-51l19-2 17-3 16-3 13-3 12-3 5-2 4-2 4-2 4-3 3-2 2-2 5-5 2-3 2-2 1-3 2-3 1-3 2-3 1-3 1-3 1-7 1-7v-7-1972-7l-1-7-1-7-1-3-1-3-2-3-1-3-2-3-1-3-2-2-2-3-5-5-2-2-3-2-4-2-4-3-4-2-5-2-12-3-13-3-16-3-17-3-19-2v-51h1549l113 3 106 8 97 13 89 19 81 24 38 14 35 15 34 17 31 18 30 20 27 20 26 23 24 23 22 25 21 27 19 28 17 29 16 31 14 33 12 34 11 35 17 75 10 82 3 87-3 71-8 67-13 63-9 30-10 29-11 28-13 27-14 26-16 25-16 24-18 23-20 22-21 22-44 39-47 37-50 34-53 31-55 29-59 25-61 22-64 20 499 702 13 18 14 15 7 7 7 6 8 6 7 5 8 5 8 4 8 3 8 2 9 3 8 1 9 1h9v51h-880v-51l11-1 10-1 10-2 9-2 9-3 7-3 7-4 6-5 6-5 5-5 4-7 3-6 2-7 2-8 1-8 1-9v-1l-1-2-1-2v-2l-3-5-4-7-10-17-15-23-85-123-112-154-118-159-100-135-35-50-12-18-8-13h-415z">
            <text:p/>
          </draw:path>
          <draw:path draw:style-name="gr28" draw:text-style-name="P10" draw:layer="layout" svg:width="2.707cm" svg:height="2.225cm" svg:x="10.611cm" svg:y="11.441cm" svg:viewBox="0 0 2708 2226" svg:d="M673 2133v5 2l1 3v2l1 2 1 2 1 2 1 2 1 2 1 2 1 2 2 1 1 2 2 1 2 2 2 1 2 1 2 1 3 1 6 2 7 2 9 1 9 1h10 11v51h-749v-51l11-2 11-3 9-3 9-3 8-3 8-4 6-5 3-2 3-2 5-6 5-6 6-7 5-8 5-9 5-11 6-11 5-12 42-114 89-235 123-316 135-353 134-351 116-307 83-220 23-65 6-17 2-5v-1-1-2-3l-1-2v-3l-1-2-2-2-1-2-2-2-1-2-2-1-3-2-2-1-3-2-3-1-6-3-14-3-14-4-15-3-14-2v-51h1104v51l-16 2-14 3-7 2-6 2-6 1-6 2-2 2-3 1-2 2-2 1-2 2-2 2-1 3-2 2-1 3-1 3-1 3-1 3v4l-1 4v8 1l1 2 2 7 7 22 30 78 104 264 146 369 171 418 172 417 150 364 16 35 15 29 7 12 7 10 6 9 6 7 3 3 3 3 3 2 4 3 3 2 4 2 3 2 4 2 4 1 4 2 4 1 4 1 9 1h9v51h-833v-51l19-1 8-2 8-2 7-2 7-2 6-3 5-3 5-3 4-4 3-4 3-4 2-5 2-5 1-5v-6-1l-1-4-4-11-16-41-47-118-48-125-11-27-8-23-5-17-2-8-2-5h-1003l-67 186-41 114-21 61-3 9-2 8v3l-1 3v3zM1701 1405l-410-1007-377 1007z">
            <text:p/>
          </draw:path>
        </draw:g>
      </draw:page>
      <draw:page draw:name="page5" draw:style-name="dp1" draw:master-page-name="Default">
        <draw:custom-shape draw:style-name="gr29" draw:text-style-name="P3" draw:layer="Bg" svg:width="14.732cm" svg:height="14.732cm" svg:x="0.254cm" svg:y="0.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ines" svg:x1="9.536cm" svg:y1="5.892cm" svg:x2="10.606cm" svg:y2="2.788cm">
          <text:p/>
        </draw:line>
        <draw:line draw:style-name="gr7" draw:text-style-name="P1" draw:layer="Lines" svg:x1="12.319cm" svg:y1="4.537cm" svg:x2="9.536cm" svg:y2="5.893cm">
          <text:p/>
        </draw:line>
        <draw:line draw:style-name="gr7" draw:text-style-name="P1" draw:layer="Lines" svg:x1="10.606cm" svg:y1="2.789cm" svg:x2="12.318cm" svg:y2="4.538cm">
          <text:p/>
        </draw:line>
        <draw:line draw:style-name="gr7" draw:text-style-name="P1" draw:layer="Lines" svg:x1="2.899cm" svg:y1="11.708cm" svg:x2="6.075cm" svg:y2="5.857cm">
          <text:p/>
        </draw:line>
        <draw:line draw:style-name="gr7" draw:text-style-name="P1" draw:layer="Lines" svg:x1="9.536cm" svg:y1="5.893cm" svg:x2="6.075cm" svg:y2="5.857cm">
          <text:p/>
        </draw:line>
        <draw:line draw:style-name="gr7" draw:text-style-name="P1" draw:layer="Lines" svg:x1="9.536cm" svg:y1="5.893cm" svg:x2="6.36cm" svg:y2="11.744cm">
          <text:p/>
        </draw:line>
        <draw:line draw:style-name="gr7" draw:text-style-name="P1" draw:layer="Lines" svg:x1="6.36cm" svg:y1="11.744cm" svg:x2="2.899cm" svg:y2="11.708cm">
          <text:p/>
        </draw:line>
        <draw:custom-shape draw:style-name="gr13" draw:text-style-name="P3" draw:layer="layout" svg:width="0.922cm" svg:height="0.922cm" draw:transform="rotate (-0.332136156654521) translate (2.614cm 11.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 draw:layer="Stars" svg:width="0.922cm" svg:height="0.922cm" draw:transform="rotate (-0.332136156654521) translate (2.613cm 11.1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 draw:text-style-name="P3" draw:layer="layout" svg:width="2.006cm" svg:height="2.007cm" draw:transform="skewX (0.000523598775598338) rotate (-0.332136156654521) translate (11.692cm 3.2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3" draw:layer="Stars" svg:width="2.006cm" svg:height="2.006cm" draw:transform="skewX (0.000523598775598374) rotate (-0.332136156654521) translate (11.691cm 3.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3" draw:layer="layout" svg:width="0.557cm" svg:height="0.557cm" draw:transform="rotate (-0.332136156654521) translate (9.36cm 5.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 draw:layer="Stars" svg:width="0.557cm" svg:height="0.557cm" draw:transform="rotate (-0.332136156654521) translate (9.36cm 5.5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3" draw:layer="layout" svg:width="0.557cm" svg:height="0.558cm" draw:transform="skewX (0.00174532925199433) rotate (-0.332136156654521) translate (10.433cm 2.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 draw:layer="Stars" svg:width="0.557cm" svg:height="0.558cm" draw:transform="skewX (0.00174532925199433) rotate (-0.332136156654521) translate (10.433cm 2.4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3" draw:layer="layout" svg:width="0.558cm" svg:height="0.558cm" draw:transform="skewX (-0.00174532925199438) rotate (-0.332136156654521) translate (5.903cm 5.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 draw:layer="Stars" svg:width="0.558cm" svg:height="0.558cm" draw:transform="skewX (-0.00174532925199438) rotate (-0.332136156654521) translate (5.903cm 5.5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3" draw:layer="layout" svg:width="1.048cm" svg:height="1.048cm" draw:transform="rotate (-0.332136156654521) translate (6.033cm 1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3" draw:layer="Stars" svg:width="1.048cm" svg:height="1.048cm" draw:transform="rotate (-0.332136156654521) translate (6.032cm 11.0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3" draw:layer="Stars" svg:width="0.558cm" svg:height="0.558cm" draw:transform="rotate (-0.332136156654521) translate (6.181cm 11.3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12" draw:layer="Type" svg:width="7.433cm" svg:height="2.54cm" draw:transform="skewX (0.000349065850398866) translate (2.065cm 2.648cm)">
          <text:p text:style-name="P11"><text:span text:style-name="T3">L</text:span><text:span text:style-name="T4">Y</text:span><text:span text:style-name="T5">RA</text:span></text:p>
          <draw:enhanced-geometry svg:viewBox="0 0 21600 21600" draw:mirror-horizontal="false" draw:mirror-vertical="false" draw:type="rectangle" draw:enhanced-path="M 0 0 L 21600 0 21600 21600 0 21600 0 0 Z N"/>
        </draw:custom-shape>
        <draw:custom-shape draw:style-name="gr37" draw:text-style-name="P14" draw:layer="Type" svg:width="8.014cm" svg:height="4.561cm" draw:transform="skewX (0.000174532925199458) rotate (1.0766936155553) translate (6.985cm 11.687cm)">
          <text:p text:style-name="P13"><text:span text:style-name="T6">C++11 <text:s text:c="16"/></text:span></text:p>
          <text:p text:style-name="P13"><text:span text:style-name="T6">command line <text:s text:c="4"/></text:span></text:p>
          <text:p text:style-name="P13"><text:span text:style-name="T6">arguments <text:s text:c="2"/></text:span></text:p>
          <text:p text:style-name="P13"><text:span text:style-name="T6">parser</text:span></text:p>
          <draw:enhanced-geometry svg:viewBox="0 0 21600 21600" draw:mirror-horizontal="false" draw:mirror-vertical="false" draw:type="rectangle" draw:enhanced-path="M 0 0 L 21600 0 21600 21600 0 21600 0 0 Z N"/>
        </draw:custom-shape>
      </draw:page>
      <draw:page draw:name="page6" draw:style-name="dp1" draw:master-page-name="Default">
        <draw:custom-shape draw:style-name="gr38" draw:text-style-name="P3" draw:layer="Bg" svg:width="14.732cm" svg:height="14.732cm" svg:x="0.254cm" svg:y="0.25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7" draw:text-style-name="P1" draw:layer="Lines" svg:x1="9.536cm" svg:y1="5.892cm" svg:x2="10.606cm" svg:y2="2.788cm">
          <text:p/>
        </draw:line>
        <draw:line draw:style-name="gr7" draw:text-style-name="P1" draw:layer="Lines" svg:x1="12.319cm" svg:y1="4.537cm" svg:x2="9.536cm" svg:y2="5.893cm">
          <text:p/>
        </draw:line>
        <draw:line draw:style-name="gr7" draw:text-style-name="P1" draw:layer="Lines" svg:x1="10.606cm" svg:y1="2.789cm" svg:x2="12.318cm" svg:y2="4.538cm">
          <text:p/>
        </draw:line>
        <draw:line draw:style-name="gr7" draw:text-style-name="P1" draw:layer="Lines" svg:x1="2.899cm" svg:y1="11.708cm" svg:x2="6.075cm" svg:y2="5.857cm">
          <text:p/>
        </draw:line>
        <draw:line draw:style-name="gr7" draw:text-style-name="P1" draw:layer="Lines" svg:x1="9.536cm" svg:y1="5.893cm" svg:x2="6.075cm" svg:y2="5.857cm">
          <text:p/>
        </draw:line>
        <draw:line draw:style-name="gr7" draw:text-style-name="P1" draw:layer="Lines" svg:x1="9.536cm" svg:y1="5.893cm" svg:x2="6.36cm" svg:y2="11.744cm">
          <text:p/>
        </draw:line>
        <draw:line draw:style-name="gr7" draw:text-style-name="P1" draw:layer="Lines" svg:x1="6.36cm" svg:y1="11.744cm" svg:x2="2.899cm" svg:y2="11.708cm">
          <text:p/>
        </draw:line>
        <draw:custom-shape draw:style-name="gr13" draw:text-style-name="P3" draw:layer="layout" svg:width="0.922cm" svg:height="0.922cm" draw:transform="rotate (-0.332136156654521) translate (2.614cm 11.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 draw:layer="Stars" svg:width="0.922cm" svg:height="0.922cm" draw:transform="rotate (-0.332136156654521) translate (2.613cm 11.1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 draw:text-style-name="P3" draw:layer="layout" svg:width="2.006cm" svg:height="2.007cm" draw:transform="skewX (0.000523598775598338) rotate (-0.332136156654521) translate (11.692cm 3.2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3" draw:layer="Stars" svg:width="2.006cm" svg:height="2.006cm" draw:transform="skewX (0.000523598775598374) rotate (-0.332136156654521) translate (11.691cm 3.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3" draw:layer="layout" svg:width="0.557cm" svg:height="0.557cm" draw:transform="rotate (-0.332136156654521) translate (9.36cm 5.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 draw:layer="Stars" svg:width="0.557cm" svg:height="0.557cm" draw:transform="rotate (-0.332136156654521) translate (9.36cm 5.5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3" draw:layer="layout" svg:width="0.557cm" svg:height="0.558cm" draw:transform="skewX (0.00174532925199433) rotate (-0.332136156654521) translate (10.433cm 2.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 draw:layer="Stars" svg:width="0.557cm" svg:height="0.558cm" draw:transform="skewX (0.00174532925199433) rotate (-0.332136156654521) translate (10.433cm 2.4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3" draw:layer="layout" svg:width="0.558cm" svg:height="0.558cm" draw:transform="skewX (-0.00174532925199438) rotate (-0.332136156654521) translate (5.903cm 5.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 draw:layer="Stars" svg:width="0.558cm" svg:height="0.558cm" draw:transform="skewX (-0.00174532925199438) rotate (-0.332136156654521) translate (5.903cm 5.5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3" draw:layer="layout" svg:width="1.048cm" svg:height="1.048cm" draw:transform="rotate (-0.332136156654521) translate (6.033cm 1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3" draw:layer="Stars" svg:width="1.048cm" svg:height="1.048cm" draw:transform="rotate (-0.332136156654521) translate (6.032cm 11.0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3" draw:layer="Stars" svg:width="0.558cm" svg:height="0.558cm" draw:transform="rotate (-0.332136156654521) translate (6.181cm 11.3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12" draw:layer="Type" svg:width="7.433cm" svg:height="2.54cm" draw:transform="skewX (0.000349065850398866) translate (2.065cm 2.648cm)">
          <text:p text:style-name="P11"><text:span text:style-name="T3">L</text:span><text:span text:style-name="T4">Y</text:span><text:span text:style-name="T5">RA</text:span></text:p>
          <draw:enhanced-geometry svg:viewBox="0 0 21600 21600" draw:mirror-horizontal="false" draw:mirror-vertical="false" draw:type="rectangle" draw:enhanced-path="M 0 0 L 21600 0 21600 21600 0 21600 0 0 Z N"/>
        </draw:custom-shape>
        <draw:custom-shape draw:style-name="gr39" draw:text-style-name="P14" draw:layer="Type" svg:width="8.014cm" svg:height="4.561cm" draw:transform="skewX (0.000174532925199458) rotate (1.0766936155553) translate (6.985cm 11.687cm)">
          <text:p text:style-name="P13"><text:span text:style-name="T6">C++11 <text:s text:c="14"/></text:span></text:p>
          <text:p text:style-name="P13"><text:span text:style-name="T6">command line <text:s text:c="4"/></text:span></text:p>
          <text:p text:style-name="P13"><text:span text:style-name="T6">arguments <text:s text:c="2"/></text:span></text:p>
          <text:p text:style-name="P13"><text:span text:style-name="T6">parser</text:span></text:p>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ource Code Pro Black" svg:font-family="'Source Code Pro Black'" style:font-pitch="fixed"/>
    <style:font-face style:name="Copperplate" svg:font-family="Copperplate" style:font-pitch="variable"/>
    <style:font-face style:name="Liberation Sans1" svg:font-family="'Liberation Sans'" style:font-pitch="variable"/>
    <style:font-face style:name="Source Code Pro Black1" svg:font-family="'Source Code Pro Black'"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5.24cm" fo:page-height="15.2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Stars"/>
      <draw:layer draw:name="Lines"/>
      <draw:layer draw:name="Type"/>
      <draw:layer draw:name="Bg"/>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8-12T08:02:38.802642550</meta:creation-date>
    <dc:date>2021-03-12T23:27:50.397982431</dc:date>
    <meta:editing-duration>PT1H56M41S</meta:editing-duration>
    <meta:editing-cycles>15</meta:editing-cycles>
    <meta:generator>LibreOffice/7.0.4.2$Linux_X86_64 LibreOffice_project/00$Build-2</meta:generator>
    <meta:document-statistic meta:object-count="149"/>
  </office:meta>
</office:document-meta>
</file>